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2146in"/>
    </style:style>
    <style:style style:name="co2" style:family="table-column">
      <style:table-column-properties fo:break-before="auto" style:column-width="1.2327in"/>
    </style:style>
    <style:style style:name="co3" style:family="table-column">
      <style:table-column-properties fo:break-before="auto" style:column-width="0.9465in"/>
    </style:style>
    <style:style style:name="co4" style:family="table-column">
      <style:table-column-properties fo:break-before="auto" style:column-width="1.922in"/>
    </style:style>
    <style:style style:name="co5" style:family="table-column">
      <style:table-column-properties fo:break-before="auto" style:column-width="1.7075in"/>
    </style:style>
    <style:style style:name="co6" style:family="table-column">
      <style:table-column-properties fo:break-before="auto" style:column-width="1.2252in"/>
    </style:style>
    <style:style style:name="co7" style:family="table-column">
      <style:table-column-properties fo:break-before="auto" style:column-width="1.2575in"/>
    </style:style>
    <style:style style:name="co8" style:family="table-column">
      <style:table-column-properties fo:break-before="auto" style:column-width="1.15in"/>
    </style:style>
    <style:style style:name="co9" style:family="table-column">
      <style:table-column-properties fo:break-before="auto" style:column-width="1.4075in"/>
    </style:style>
    <style:style style:name="co10" style:family="table-column">
      <style:table-column-properties fo:break-before="auto" style:column-width="0.9681in"/>
    </style:style>
    <style:style style:name="co11" style:family="table-column">
      <style:table-column-properties fo:break-before="auto" style:column-width="1.011in"/>
    </style:style>
    <style:style style:name="co12" style:family="table-column">
      <style:table-column-properties fo:break-before="auto" style:column-width="0.9362in"/>
    </style:style>
    <style:style style:name="co13" style:family="table-column">
      <style:table-column-properties fo:break-before="auto" style:column-width="0.85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00a933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authors_with_multiple_ID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1"/>
        <table:table-column table:style-name="co3" table:default-cell-style-name="Default"/>
        <table:table-column table:style-name="co5" table:default-cell-style-name="ce1"/>
        <table:table-column table:style-name="co3" table:default-cell-style-name="Default"/>
        <table:table-column table:style-name="co6" table:default-cell-style-name="ce1"/>
        <table:table-column table:style-name="co3" table:default-cell-style-name="Default"/>
        <table:table-column table:style-name="co7" table:default-cell-style-name="ce1"/>
        <table:table-column table:style-name="co3" table:default-cell-style-name="Default"/>
        <table:table-column table:style-name="co8" table:default-cell-style-name="ce1"/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Legend</text:p>
          </table:table-cell>
          <table:table-cell office:value-type="string" calcext:value-type="string">
            <text:p>differentiate</text:p>
          </table:table-cell>
          <table:table-cell/>
          <table:table-cell table:style-name="ce1"/>
          <table:table-cell table:style-name="Default" office:value-type="string" calcext:value-type="string">
            <text:p>merge</text:p>
          </table:table-cell>
          <table:table-cell table:style-name="ce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Evalua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IDs and names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MIYAKE T</text:p>
          </table:table-cell>
          <table:table-cell office:value-type="string" calcext:value-type="string">
            <text:p>same affiliation</text:p>
          </table:table-cell>
          <table:table-cell office:value-type="string" calcext:value-type="string">
            <text:p>ok</text:p>
          </table:table-cell>
          <table:table-cell office:value-type="float" office:value="57738116000" calcext:value-type="float">
            <text:p>57738116000</text:p>
          </table:table-cell>
          <table:table-cell table:style-name="ce2" office:value-type="string" calcext:value-type="string">
            <text:p>Miyake, Takanori</text:p>
          </table:table-cell>
          <table:table-cell office:value-type="float" office:value="55875937400" calcext:value-type="float">
            <text:p>55875937400</text:p>
          </table:table-cell>
          <table:table-cell table:style-name="ce2" office:value-type="string" calcext:value-type="string">
            <text:p>Miyake, Takanaori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SAMUDRALA SP</text:p>
          </table:table-cell>
          <table:table-cell office:value-type="string" calcext:value-type="string">
            <text:p>same affiliation</text:p>
          </table:table-cell>
          <table:table-cell office:value-type="string" calcext:value-type="string">
            <text:p>ok</text:p>
          </table:table-cell>
          <table:table-cell office:value-type="float" office:value="56382107000" calcext:value-type="float">
            <text:p>56382107000</text:p>
          </table:table-cell>
          <table:table-cell table:style-name="ce2" office:value-type="string" calcext:value-type="string">
            <text:p>Priya, Samudrala Shanthi</text:p>
          </table:table-cell>
          <table:table-cell office:value-type="float" office:value="57216886308" calcext:value-type="float">
            <text:p>57216886308</text:p>
          </table:table-cell>
          <table:table-cell table:style-name="ce2" office:value-type="string" calcext:value-type="string">
            <text:p>Samudrala, Shanthi Priya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ZHOU Z</text:p>
          </table:table-cell>
          <table:table-cell office:value-type="string" calcext:value-type="string">
            <text:p>affiliations different</text:p>
          </table:table-cell>
          <table:table-cell/>
          <table:table-cell office:value-type="float" office:value="57262038300" calcext:value-type="float">
            <text:p>57262038300</text:p>
          </table:table-cell>
          <table:table-cell office:value-type="string" calcext:value-type="string">
            <text:p>Zhou, Zhiming</text:p>
          </table:table-cell>
          <table:table-cell office:value-type="float" office:value="57462006000" calcext:value-type="float">
            <text:p>57462006000</text:p>
          </table:table-cell>
          <table:table-cell office:value-type="string" calcext:value-type="string">
            <text:p>Zhou, Zheng</text:p>
          </table:table-cell>
          <table:table-cell office:value-type="float" office:value="56783280900" calcext:value-type="float">
            <text:p>56783280900</text:p>
          </table:table-cell>
          <table:table-cell office:value-type="string" calcext:value-type="string">
            <text:p>Zhou, Zhiwei</text:p>
          </table:table-cell>
          <table:table-cell office:value-type="float" office:value="56562074000" calcext:value-type="float">
            <text:p>56562074000</text:p>
          </table:table-cell>
          <table:table-cell office:value-type="string" calcext:value-type="string">
            <text:p>Zhou, Zhiming</text:p>
          </table:table-cell>
          <table:table-cell office:value-type="float" office:value="55728179600" calcext:value-type="float">
            <text:p>55728179600</text:p>
          </table:table-cell>
          <table:table-cell office:value-type="string" calcext:value-type="string">
            <text:p>Zhou, Zhimi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UAN Z</text:p>
          </table:table-cell>
          <table:table-cell office:value-type="string" calcext:value-type="string">
            <text:p>affiliations different</text:p>
          </table:table-cell>
          <table:table-cell/>
          <table:table-cell office:value-type="float" office:value="26030763900" calcext:value-type="float">
            <text:p>26030763900</text:p>
          </table:table-cell>
          <table:table-cell office:value-type="string" calcext:value-type="string">
            <text:p>Yuan, Zhenle</text:p>
          </table:table-cell>
          <table:table-cell office:value-type="float" office:value="36467290200" calcext:value-type="float">
            <text:p>36467290200</text:p>
          </table:table-cell>
          <table:table-cell office:value-type="string" calcext:value-type="string">
            <text:p>Yuan, Zhongshun Sean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SINGH S</text:p>
          </table:table-cell>
          <table:table-cell office:value-type="string" calcext:value-type="string">
            <text:p>differentiate</text:p>
          </table:table-cell>
          <table:table-cell/>
          <table:table-cell office:value-type="float" office:value="57214305259" calcext:value-type="float">
            <text:p>57214305259</text:p>
          </table:table-cell>
          <table:table-cell office:value-type="string" calcext:value-type="string">
            <text:p>Singh, Sarbjit</text:p>
          </table:table-cell>
          <table:table-cell office:value-type="float" office:value="8150030500" calcext:value-type="float">
            <text:p>8150030500</text:p>
          </table:table-cell>
          <table:table-cell office:value-type="string" calcext:value-type="string">
            <text:p>Singh, Sooboo</text:p>
          </table:table-cell>
          <table:table-cell table:number-columns-repeated="5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CHEN R</text:p>
          </table:table-cell>
          <table:table-cell office:value-type="string" calcext:value-type="string">
            <text:p>same orcid</text:p>
          </table:table-cell>
          <table:table-cell/>
          <table:table-cell office:value-type="float" office:value="55359013400" calcext:value-type="float">
            <text:p>55359013400</text:p>
          </table:table-cell>
          <table:table-cell table:style-name="ce2" office:value-type="string" calcext:value-type="string">
            <text:p>Chen, Rizhi</text:p>
          </table:table-cell>
          <table:table-cell office:value-type="float" office:value="7406312128" calcext:value-type="float">
            <text:p>7406312128</text:p>
          </table:table-cell>
          <table:table-cell table:style-name="ce2" office:value-type="string" calcext:value-type="string">
            <text:p>Chen, Rizhi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LI W</text:p>
          </table:table-cell>
          <table:table-cell office:value-type="string" calcext:value-type="string">
            <text:p>differentiate</text:p>
          </table:table-cell>
          <table:table-cell/>
          <table:table-cell office:value-type="float" office:value="37108111600" calcext:value-type="float">
            <text:p>37108111600</text:p>
          </table:table-cell>
          <table:table-cell office:value-type="string" calcext:value-type="string">
            <text:p>Li, Wei</text:p>
          </table:table-cell>
          <table:table-cell office:value-type="float" office:value="8922678800" calcext:value-type="float">
            <text:p>8922678800</text:p>
          </table:table-cell>
          <table:table-cell office:value-type="string" calcext:value-type="string">
            <text:p>Li, Wenzhen</text:p>
          </table:table-cell>
          <table:table-cell table:number-columns-repeated="5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GRANADOS ML</text:p>
          </table:table-cell>
          <table:table-cell office:value-type="string" calcext:value-type="string">
            <text:p>same orcid</text:p>
          </table:table-cell>
          <table:table-cell/>
          <table:table-cell office:value-type="float" office:value="57212525829" calcext:value-type="float">
            <text:p>57212525829</text:p>
          </table:table-cell>
          <table:table-cell table:style-name="ce2" office:value-type="string" calcext:value-type="string">
            <text:p>Granados, Manuel López</text:p>
          </table:table-cell>
          <table:table-cell office:value-type="float" office:value="7003415335" calcext:value-type="float">
            <text:p>7003415335</text:p>
          </table:table-cell>
          <table:table-cell table:style-name="ce2" office:value-type="string" calcext:value-type="string">
            <text:p>López Granados, M.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WANG B</text:p>
          </table:table-cell>
          <table:table-cell office:value-type="string" calcext:value-type="string">
            <text:p>affiliations different</text:p>
          </table:table-cell>
          <table:table-cell/>
          <table:table-cell office:value-type="float" office:value="57215374583" calcext:value-type="float">
            <text:p>57215374583</text:p>
          </table:table-cell>
          <table:table-cell office:value-type="string" calcext:value-type="string">
            <text:p>Wang, Baowei</text:p>
          </table:table-cell>
          <table:table-cell office:value-type="float" office:value="57223158767" calcext:value-type="float">
            <text:p>57223158767</text:p>
          </table:table-cell>
          <table:table-cell office:value-type="string" calcext:value-type="string">
            <text:p>Wang, Ben</text:p>
          </table:table-cell>
          <table:table-cell office:value-type="float" office:value="57263545100" calcext:value-type="float">
            <text:p>57263545100</text:p>
          </table:table-cell>
          <table:table-cell office:value-type="string" calcext:value-type="string">
            <text:p>Wang, Bin</text:p>
          </table:table-cell>
          <table:table-cell office:value-type="float" office:value="57199068582" calcext:value-type="float">
            <text:p>57199068582</text:p>
          </table:table-cell>
          <table:table-cell office:value-type="string" calcext:value-type="string">
            <text:p>Wang, Bin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ZHANG F</text:p>
          </table:table-cell>
          <table:table-cell office:value-type="string" calcext:value-type="string">
            <text:p>differentiate</text:p>
          </table:table-cell>
          <table:table-cell/>
          <table:table-cell office:value-type="float" office:value="57747558900" calcext:value-type="float">
            <text:p>57747558900</text:p>
          </table:table-cell>
          <table:table-cell office:value-type="string" calcext:value-type="string">
            <text:p>Zhang, Fubao</text:p>
          </table:table-cell>
          <table:table-cell office:value-type="float" office:value="56441854900" calcext:value-type="float">
            <text:p>56441854900</text:p>
          </table:table-cell>
          <table:table-cell office:value-type="string" calcext:value-type="string">
            <text:p>Zhang, Fan</text:p>
          </table:table-cell>
          <table:table-cell table:number-columns-repeated="5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FENG Y</text:p>
          </table:table-cell>
          <table:table-cell office:value-type="string" calcext:value-type="string">
            <text:p>differentiate</text:p>
          </table:table-cell>
          <table:table-cell/>
          <table:table-cell office:value-type="float" office:value="24471261200" calcext:value-type="float">
            <text:p>24471261200</text:p>
          </table:table-cell>
          <table:table-cell office:value-type="string" calcext:value-type="string">
            <text:p>Feng, Yisi</text:p>
          </table:table-cell>
          <table:table-cell office:value-type="float" office:value="37052051300" calcext:value-type="float">
            <text:p>37052051300</text:p>
          </table:table-cell>
          <table:table-cell office:value-type="string" calcext:value-type="string">
            <text:p>Feng, Yonghai</text:p>
          </table:table-cell>
          <table:table-cell table:number-columns-repeated="5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WU Z</text:p>
          </table:table-cell>
          <table:table-cell office:value-type="string" calcext:value-type="string">
            <text:p>differentiate</text:p>
          </table:table-cell>
          <table:table-cell/>
          <table:table-cell office:value-type="float" office:value="55732781200" calcext:value-type="float">
            <text:p>55732781200</text:p>
          </table:table-cell>
          <table:table-cell office:value-type="string" calcext:value-type="string">
            <text:p>Wu, Zhijie</text:p>
          </table:table-cell>
          <table:table-cell office:value-type="float" office:value="55656509700" calcext:value-type="float">
            <text:p>55656509700</text:p>
          </table:table-cell>
          <table:table-cell office:value-type="string" calcext:value-type="string">
            <text:p>Wu, Zhenduo</text:p>
          </table:table-cell>
          <table:table-cell table:number-columns-repeated="5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DU H</text:p>
          </table:table-cell>
          <table:table-cell office:value-type="string" calcext:value-type="string">
            <text:p>affiliations different</text:p>
          </table:table-cell>
          <table:table-cell/>
          <table:table-cell office:value-type="float" office:value="56621982100" calcext:value-type="float">
            <text:p>56621982100</text:p>
          </table:table-cell>
          <table:table-cell office:value-type="string" calcext:value-type="string">
            <text:p>Du, Hongyi</text:p>
          </table:table-cell>
          <table:table-cell office:value-type="float" office:value="56338460000" calcext:value-type="float">
            <text:p>56338460000</text:p>
          </table:table-cell>
          <table:table-cell office:value-type="string" calcext:value-type="string">
            <text:p>Du, Hong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ZHAO J</text:p>
          </table:table-cell>
          <table:table-cell office:value-type="string" calcext:value-type="string">
            <text:p>differentiate</text:p>
          </table:table-cell>
          <table:table-cell/>
          <table:table-cell office:value-type="float" office:value="57816489100" calcext:value-type="float">
            <text:p>57816489100</text:p>
          </table:table-cell>
          <table:table-cell office:value-type="string" calcext:value-type="string">
            <text:p>Zhao, Jing</text:p>
          </table:table-cell>
          <table:table-cell office:value-type="float" office:value="57680146800" calcext:value-type="float">
            <text:p>57680146800</text:p>
          </table:table-cell>
          <table:table-cell office:value-type="string" calcext:value-type="string">
            <text:p>Zhao, Junxiu</text:p>
          </table:table-cell>
          <table:table-cell table:number-columns-repeated="5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SHEN W</text:p>
          </table:table-cell>
          <table:table-cell office:value-type="string" calcext:value-type="string">
            <text:p>differentiate</text:p>
          </table:table-cell>
          <table:table-cell/>
          <table:table-cell office:value-type="float" office:value="7403601371" calcext:value-type="float">
            <text:p>7403601371</text:p>
          </table:table-cell>
          <table:table-cell office:value-type="string" calcext:value-type="string">
            <text:p>Shen, Wenjie</text:p>
          </table:table-cell>
          <table:table-cell office:value-type="float" office:value="7403601963" calcext:value-type="float">
            <text:p>7403601963</text:p>
          </table:table-cell>
          <table:table-cell office:value-type="string" calcext:value-type="string">
            <text:p>Shen, Weihua</text:p>
          </table:table-cell>
          <table:table-cell table:number-columns-repeated="5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LIU C</text:p>
          </table:table-cell>
          <table:table-cell office:value-type="string" calcext:value-type="string">
            <text:p>differentiate</text:p>
          </table:table-cell>
          <table:table-cell/>
          <table:table-cell office:value-type="float" office:value="56923419600" calcext:value-type="float">
            <text:p>56923419600</text:p>
          </table:table-cell>
          <table:table-cell office:value-type="string" calcext:value-type="string">
            <text:p>Liu, Cui</text:p>
          </table:table-cell>
          <table:table-cell office:value-type="float" office:value="56282209400" calcext:value-type="float">
            <text:p>56282209400</text:p>
          </table:table-cell>
          <table:table-cell office:value-type="string" calcext:value-type="string">
            <text:p>Liu, Chuanying</text:p>
          </table:table-cell>
          <table:table-cell office:value-type="float" office:value="35218893700" calcext:value-type="float">
            <text:p>35218893700</text:p>
          </table:table-cell>
          <table:table-cell office:value-type="string" calcext:value-type="string">
            <text:p>Liu, Chenguang</text:p>
          </table:table-cell>
          <table:table-cell office:value-type="float" office:value="57235373800" calcext:value-type="float">
            <text:p>57235373800</text:p>
          </table:table-cell>
          <table:table-cell office:value-type="string" calcext:value-type="string">
            <text:p>Liu, Chang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WANG X</text:p>
          </table:table-cell>
          <table:table-cell office:value-type="string" calcext:value-type="string">
            <text:p>differentiate</text:p>
          </table:table-cell>
          <table:table-cell/>
          <table:table-cell office:value-type="float" office:value="7501856591" calcext:value-type="float">
            <text:p>7501856591</text:p>
          </table:table-cell>
          <table:table-cell office:value-type="string" calcext:value-type="string">
            <text:p>Wang, Xinkui</text:p>
          </table:table-cell>
          <table:table-cell office:value-type="float" office:value="55061101500" calcext:value-type="float">
            <text:p>55061101500</text:p>
          </table:table-cell>
          <table:table-cell office:value-type="string" calcext:value-type="string">
            <text:p>Wang, Xicheng</text:p>
          </table:table-cell>
          <table:table-cell office:value-type="float" office:value="57221484493" calcext:value-type="float">
            <text:p>57221484493</text:p>
          </table:table-cell>
          <table:table-cell office:value-type="string" calcext:value-type="string">
            <text:p>Wang, Xiaoyan</text:p>
          </table:table-cell>
          <table:table-cell office:value-type="float" office:value="56436217400" calcext:value-type="float">
            <text:p>56436217400</text:p>
          </table:table-cell>
          <table:table-cell office:value-type="string" calcext:value-type="string">
            <text:p>Wang, Xiaoqing</text:p>
          </table:table-cell>
          <table:table-cell office:value-type="float" office:value="57198359500" calcext:value-type="float">
            <text:p>57198359500</text:p>
          </table:table-cell>
          <table:table-cell office:value-type="string" calcext:value-type="string">
            <text:p>Wang, Xiaofei</text:p>
          </table:table-cell>
          <table:table-cell office:value-type="float" office:value="37115997300" calcext:value-type="float">
            <text:p>37115997300</text:p>
          </table:table-cell>
          <table:table-cell table:style-name="ce1" office:value-type="string" calcext:value-type="string">
            <text:p>Wang, Xiaoxiao</text:p>
          </table:table-cell>
          <table:table-cell office:value-type="float" office:value="57206207690" calcext:value-type="float">
            <text:p>57206207690</text:p>
          </table:table-cell>
          <table:table-cell table:style-name="ce1" office:value-type="string" calcext:value-type="string">
            <text:p>Wang, Xind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HAO Y</text:p>
          </table:table-cell>
          <table:table-cell office:value-type="string" calcext:value-type="string">
            <text:p>differentiate</text:p>
          </table:table-cell>
          <table:table-cell/>
          <table:table-cell office:value-type="float" office:value="36811019300" calcext:value-type="float">
            <text:p>36811019300</text:p>
          </table:table-cell>
          <table:table-cell office:value-type="string" calcext:value-type="string">
            <text:p>Zhao, Yujun</text:p>
          </table:table-cell>
          <table:table-cell office:value-type="float" office:value="57203973850" calcext:value-type="float">
            <text:p>57203973850</text:p>
          </table:table-cell>
          <table:table-cell office:value-type="string" calcext:value-type="string">
            <text:p>Zhao, Yi</text:p>
          </table:table-cell>
          <table:table-cell office:value-type="float" office:value="37068278500" calcext:value-type="float">
            <text:p>37068278500</text:p>
          </table:table-cell>
          <table:table-cell office:value-type="string" calcext:value-type="string">
            <text:p>Zhao, Yanfe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UMAR P</text:p>
          </table:table-cell>
          <table:table-cell office:value-type="string" calcext:value-type="string">
            <text:p>differentiate</text:p>
          </table:table-cell>
          <table:table-cell/>
          <table:table-cell office:value-type="float" office:value="57164203600" calcext:value-type="float">
            <text:p>57164203600</text:p>
          </table:table-cell>
          <table:table-cell office:value-type="string" calcext:value-type="string">
            <text:p>Kumar, Praveen E.</text:p>
          </table:table-cell>
          <table:table-cell office:value-type="float" office:value="57221449259" calcext:value-type="float">
            <text:p>57221449259</text:p>
          </table:table-cell>
          <table:table-cell office:value-type="string" calcext:value-type="string">
            <text:p>Kumar, Pardee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IU L</text:p>
          </table:table-cell>
          <table:table-cell office:value-type="string" calcext:value-type="string">
            <text:p>differentiate</text:p>
          </table:table-cell>
          <table:table-cell/>
          <table:table-cell office:value-type="float" office:value="57131678500" calcext:value-type="float">
            <text:p>57131678500</text:p>
          </table:table-cell>
          <table:table-cell office:value-type="string" calcext:value-type="string">
            <text:p>Liu, Lei</text:p>
          </table:table-cell>
          <table:table-cell office:value-type="float" office:value="57209248644" calcext:value-type="float">
            <text:p>57209248644</text:p>
          </table:table-cell>
          <table:table-cell office:value-type="string" calcext:value-type="string">
            <text:p>Liu, Lujie</text:p>
          </table:table-cell>
          <table:table-cell office:value-type="float" office:value="56093216000" calcext:value-type="float">
            <text:p>56093216000</text:p>
          </table:table-cell>
          <table:table-cell office:value-type="string" calcext:value-type="string">
            <text:p>Liu, Longjie</text:p>
          </table:table-cell>
          <table:table-cell office:value-type="float" office:value="57209500941" calcext:value-type="float">
            <text:p>57209500941</text:p>
          </table:table-cell>
          <table:table-cell office:value-type="string" calcext:value-type="string">
            <text:p>Liu, Lia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HEN C</text:p>
          </table:table-cell>
          <table:table-cell office:value-type="string" calcext:value-type="string">
            <text:p>affiliations different</text:p>
          </table:table-cell>
          <table:table-cell/>
          <table:table-cell office:value-type="float" office:value="57220061745" calcext:value-type="float">
            <text:p>57220061745</text:p>
          </table:table-cell>
          <table:table-cell office:value-type="string" calcext:value-type="string">
            <text:p>Chen, Chen</text:p>
          </table:table-cell>
          <table:table-cell office:value-type="float" office:value="57208760965" calcext:value-type="float">
            <text:p>57208760965</text:p>
          </table:table-cell>
          <table:table-cell office:value-type="string" calcext:value-type="string">
            <text:p>Chen, Chen</text:p>
          </table:table-cell>
          <table:table-cell office:value-type="float" office:value="57218665372" calcext:value-type="float">
            <text:p>57218665372</text:p>
          </table:table-cell>
          <table:table-cell office:value-type="string" calcext:value-type="string">
            <text:p>Chen, Changlin</text:p>
          </table:table-cell>
          <table:table-cell office:value-type="float" office:value="36701194700" calcext:value-type="float">
            <text:p>36701194700</text:p>
          </table:table-cell>
          <table:table-cell office:value-type="string" calcext:value-type="string">
            <text:p>Chen, Congbiao</text:p>
          </table:table-cell>
          <table:table-cell office:value-type="float" office:value="57211151831" calcext:value-type="float">
            <text:p>57211151831</text:p>
          </table:table-cell>
          <table:table-cell office:value-type="string" calcext:value-type="string">
            <text:p>Chen, Che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OU Z</text:p>
          </table:table-cell>
          <table:table-cell office:value-type="string" calcext:value-type="string">
            <text:p>differentiate</text:p>
          </table:table-cell>
          <table:table-cell/>
          <table:table-cell office:value-type="float" office:value="7201895560" calcext:value-type="float">
            <text:p>7201895560</text:p>
          </table:table-cell>
          <table:table-cell office:value-type="string" calcext:value-type="string">
            <text:p>Hou, Zhaoyin</text:p>
          </table:table-cell>
          <table:table-cell office:value-type="float" office:value="56249411000" calcext:value-type="float">
            <text:p>56249411000</text:p>
          </table:table-cell>
          <table:table-cell office:value-type="string" calcext:value-type="string">
            <text:p>Hou, Zhensha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ANG H</text:p>
          </table:table-cell>
          <table:table-cell office:value-type="string" calcext:value-type="string">
            <text:p>differentiate</text:p>
          </table:table-cell>
          <table:table-cell/>
          <table:table-cell office:value-type="float" office:value="57198825619" calcext:value-type="float">
            <text:p>57198825619</text:p>
          </table:table-cell>
          <table:table-cell office:value-type="string" calcext:value-type="string">
            <text:p>Yang, Hui</text:p>
          </table:table-cell>
          <table:table-cell office:value-type="float" office:value="26633308900" calcext:value-type="float">
            <text:p>26633308900</text:p>
          </table:table-cell>
          <table:table-cell office:value-type="string" calcext:value-type="string">
            <text:p>Yang, Han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HAUDHARI RV</text:p>
          </table:table-cell>
          <table:table-cell office:value-type="string" calcext:value-type="string">
            <text:p>same affiliation</text:p>
          </table:table-cell>
          <table:table-cell/>
          <table:table-cell office:value-type="float" office:value="55938885200" calcext:value-type="float">
            <text:p>55938885200</text:p>
          </table:table-cell>
          <table:table-cell table:style-name="ce2" office:value-type="string" calcext:value-type="string">
            <text:p>Chaudhari, Raghunath Vitthal</text:p>
          </table:table-cell>
          <table:table-cell office:value-type="float" office:value="7101777898" calcext:value-type="float">
            <text:p>7101777898</text:p>
          </table:table-cell>
          <table:table-cell table:style-name="ce2" office:value-type="string" calcext:value-type="string">
            <text:p>Chaudhari, Raghunath V.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ZHAO X</text:p>
          </table:table-cell>
          <table:table-cell office:value-type="string" calcext:value-type="string">
            <text:p>differentiate</text:p>
          </table:table-cell>
          <table:table-cell/>
          <table:table-cell office:value-type="float" office:value="7407576891" calcext:value-type="float">
            <text:p>7407576891</text:p>
          </table:table-cell>
          <table:table-cell office:value-type="string" calcext:value-type="string">
            <text:p>Zhao, Xiuge</text:p>
          </table:table-cell>
          <table:table-cell office:value-type="float" office:value="55600738700" calcext:value-type="float">
            <text:p>55600738700</text:p>
          </table:table-cell>
          <table:table-cell office:value-type="string" calcext:value-type="string">
            <text:p>Zhao, Xiaochen</text:p>
          </table:table-cell>
          <table:table-cell office:value-type="float" office:value="57216185156" calcext:value-type="float">
            <text:p>57216185156</text:p>
          </table:table-cell>
          <table:table-cell office:value-type="string" calcext:value-type="string">
            <text:p>Zhao, Xinpeng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IA C</text:p>
          </table:table-cell>
          <table:table-cell office:value-type="string" calcext:value-type="string">
            <text:p>same affiliation</text:p>
          </table:table-cell>
          <table:table-cell/>
          <table:table-cell office:value-type="float" office:value="55539136900" calcext:value-type="float">
            <text:p>55539136900</text:p>
          </table:table-cell>
          <table:table-cell table:style-name="ce2" office:value-type="string" calcext:value-type="string">
            <text:p>Xia, Chungu</text:p>
          </table:table-cell>
          <table:table-cell office:value-type="float" office:value="7201649461" calcext:value-type="float">
            <text:p>7201649461</text:p>
          </table:table-cell>
          <table:table-cell table:style-name="ce2" office:value-type="string" calcext:value-type="string">
            <text:p>Xia, Chungu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XI Y</text:p>
          </table:table-cell>
          <table:table-cell office:value-type="string" calcext:value-type="string">
            <text:p>affiliations different</text:p>
          </table:table-cell>
          <table:table-cell/>
          <table:table-cell office:value-type="float" office:value="25823569200" calcext:value-type="float">
            <text:p>25823569200</text:p>
          </table:table-cell>
          <table:table-cell office:value-type="string" calcext:value-type="string">
            <text:p>Xi, Yaoyan</text:p>
          </table:table-cell>
          <table:table-cell office:value-type="float" office:value="42462918800" calcext:value-type="float">
            <text:p>42462918800</text:p>
          </table:table-cell>
          <table:table-cell office:value-type="string" calcext:value-type="string">
            <text:p>Xi, Yanyan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XU C</text:p>
          </table:table-cell>
          <table:table-cell office:value-type="string" calcext:value-type="string">
            <text:p>differentiate</text:p>
          </table:table-cell>
          <table:table-cell/>
          <table:table-cell office:value-type="float" office:value="7404181871" calcext:value-type="float">
            <text:p>7404181871</text:p>
          </table:table-cell>
          <table:table-cell office:value-type="string" calcext:value-type="string">
            <text:p>Xu, Chunli</text:p>
          </table:table-cell>
          <table:table-cell office:value-type="float" office:value="35207737400" calcext:value-type="float">
            <text:p>35207737400</text:p>
          </table:table-cell>
          <table:table-cell office:value-type="string" calcext:value-type="string">
            <text:p>Xu, Chunbao (Charles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ANG J</text:p>
          </table:table-cell>
          <table:table-cell office:value-type="string" calcext:value-type="string">
            <text:p>affiliations different</text:p>
          </table:table-cell>
          <table:table-cell/>
          <table:table-cell office:value-type="float" office:value="57218509837" calcext:value-type="float">
            <text:p>57218509837</text:p>
          </table:table-cell>
          <table:table-cell office:value-type="string" calcext:value-type="string">
            <text:p>Wang, Jianguo</text:p>
          </table:table-cell>
          <table:table-cell office:value-type="float" office:value="55660139500" calcext:value-type="float">
            <text:p>55660139500</text:p>
          </table:table-cell>
          <table:table-cell office:value-type="string" calcext:value-type="string">
            <text:p>Wang, Jia</text:p>
          </table:table-cell>
          <table:table-cell office:value-type="float" office:value="57200017788" calcext:value-type="float">
            <text:p>57200017788</text:p>
          </table:table-cell>
          <table:table-cell office:value-type="string" calcext:value-type="string">
            <text:p>Wang, Juan</text:p>
          </table:table-cell>
          <table:table-cell office:value-type="float" office:value="56417923800" calcext:value-type="float">
            <text:p>56417923800</text:p>
          </table:table-cell>
          <table:table-cell office:value-type="string" calcext:value-type="string">
            <text:p>Wang, Jianguo</text:p>
          </table:table-cell>
          <table:table-cell office:value-type="float" office:value="57195566020" calcext:value-type="float">
            <text:p>57195566020</text:p>
          </table:table-cell>
          <table:table-cell office:value-type="string" calcext:value-type="string">
            <text:p>Wang, Jiajia</text:p>
          </table:table-cell>
          <table:table-cell office:value-type="float" office:value="55742772100" calcext:value-type="float">
            <text:p>55742772100</text:p>
          </table:table-cell>
          <table:table-cell table:style-name="ce1" office:value-type="string" calcext:value-type="string">
            <text:p>Wang, Junhua</text:p>
          </table:table-cell>
          <table:table-cell office:value-type="float" office:value="24765511200" calcext:value-type="float">
            <text:p>24765511200</text:p>
          </table:table-cell>
          <table:table-cell table:style-name="ce1" office:value-type="string" calcext:value-type="string">
            <text:p>Wang, Jinbo</text:p>
          </table:table-cell>
          <table:table-cell office:value-type="float" office:value="56711435200" calcext:value-type="float">
            <text:p>56711435200</text:p>
          </table:table-cell>
          <table:table-cell table:style-name="ce1" office:value-type="string" calcext:value-type="string">
            <text:p>Wang, Jingtuo</text:p>
          </table:table-cell>
          <table:table-cell office:value-type="float" office:value="57204818347" calcext:value-type="float">
            <text:p>57204818347</text:p>
          </table:table-cell>
          <table:table-cell table:style-name="ce1" office:value-type="string" calcext:value-type="string">
            <text:p>Wang, Jinyao</text:p>
          </table:table-cell>
          <table:table-cell office:value-type="float" office:value="57201259539" calcext:value-type="float">
            <text:p>57201259539</text:p>
          </table:table-cell>
          <table:table-cell table:style-name="ce1" office:value-type="string" calcext:value-type="string">
            <text:p>Wang, Jun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AO B</text:p>
          </table:table-cell>
          <table:table-cell office:value-type="string" calcext:value-type="string">
            <text:p>affiliations different</text:p>
          </table:table-cell>
          <table:table-cell/>
          <table:table-cell office:value-type="float" office:value="55329047200" calcext:value-type="float">
            <text:p>55329047200</text:p>
          </table:table-cell>
          <table:table-cell office:value-type="string" calcext:value-type="string">
            <text:p>Zhao, Binbin</text:p>
          </table:table-cell>
          <table:table-cell office:value-type="float" office:value="57196357487" calcext:value-type="float">
            <text:p>57196357487</text:p>
          </table:table-cell>
          <table:table-cell office:value-type="string" calcext:value-type="string">
            <text:p>Zhao, Binbin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LI D</text:p>
          </table:table-cell>
          <table:table-cell office:value-type="string" calcext:value-type="string">
            <text:p>differentiate</text:p>
          </table:table-cell>
          <table:table-cell/>
          <table:table-cell office:value-type="float" office:value="57770359800" calcext:value-type="float">
            <text:p>57770359800</text:p>
          </table:table-cell>
          <table:table-cell office:value-type="string" calcext:value-type="string">
            <text:p>Li, Dong</text:p>
          </table:table-cell>
          <table:table-cell office:value-type="float" office:value="56734701400" calcext:value-type="float">
            <text:p>56734701400</text:p>
          </table:table-cell>
          <table:table-cell office:value-type="string" calcext:value-type="string">
            <text:p>Li, Difan</text:p>
          </table:table-cell>
          <table:table-cell office:value-type="float" office:value="7405327624" calcext:value-type="float">
            <text:p>7405327624</text:p>
          </table:table-cell>
          <table:table-cell office:value-type="string" calcext:value-type="string">
            <text:p>Li, Debao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U Y</text:p>
          </table:table-cell>
          <table:table-cell office:value-type="string" calcext:value-type="string">
            <text:p>differentiate</text:p>
          </table:table-cell>
          <table:table-cell/>
          <table:table-cell office:value-type="float" office:value="57192677505" calcext:value-type="float">
            <text:p>57192677505</text:p>
          </table:table-cell>
          <table:table-cell office:value-type="string" calcext:value-type="string">
            <text:p>Wu, Yuanfeng</text:p>
          </table:table-cell>
          <table:table-cell office:value-type="float" office:value="55707365600" calcext:value-type="float">
            <text:p>55707365600</text:p>
          </table:table-cell>
          <table:table-cell office:value-type="string" calcext:value-type="string">
            <text:p>Wu, Yapin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ZHANG X</text:p>
          </table:table-cell>
          <table:table-cell office:value-type="string" calcext:value-type="string">
            <text:p>differentiate</text:p>
          </table:table-cell>
          <table:table-cell/>
          <table:table-cell office:value-type="float" office:value="13606331700" calcext:value-type="float">
            <text:p>13606331700</text:p>
          </table:table-cell>
          <table:table-cell office:value-type="string" calcext:value-type="string">
            <text:p>Zhang, Xiaoxin</text:p>
          </table:table-cell>
          <table:table-cell office:value-type="float" office:value="57206727236" calcext:value-type="float">
            <text:p>57206727236</text:p>
          </table:table-cell>
          <table:table-cell office:value-type="string" calcext:value-type="string">
            <text:p>Zhang, Xi</text:p>
          </table:table-cell>
          <table:table-cell office:value-type="float" office:value="55999574100" calcext:value-type="float">
            <text:p>55999574100</text:p>
          </table:table-cell>
          <table:table-cell office:value-type="string" calcext:value-type="string">
            <text:p>Zhang, Xing</text:p>
          </table:table-cell>
          <table:table-cell office:value-type="float" office:value="57224751543" calcext:value-type="float">
            <text:p>57224751543</text:p>
          </table:table-cell>
          <table:table-cell office:value-type="string" calcext:value-type="string">
            <text:p>Zhang, Xin</text:p>
          </table:table-cell>
          <table:table-cell office:value-type="float" office:value="57192505757" calcext:value-type="float">
            <text:p>57192505757</text:p>
          </table:table-cell>
          <table:table-cell office:value-type="string" calcext:value-type="string">
            <text:p>Zhang, Xinzhi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O J</text:p>
          </table:table-cell>
          <table:table-cell office:value-type="string" calcext:value-type="string">
            <text:p>differentiate</text:p>
          </table:table-cell>
          <table:table-cell/>
          <table:table-cell office:value-type="float" office:value="9275658500" calcext:value-type="float">
            <text:p>9275658500</text:p>
          </table:table-cell>
          <table:table-cell office:value-type="string" calcext:value-type="string">
            <text:p>Gao, Jing</text:p>
          </table:table-cell>
          <table:table-cell office:value-type="float" office:value="55978444000" calcext:value-type="float">
            <text:p>55978444000</text:p>
          </table:table-cell>
          <table:table-cell office:value-type="string" calcext:value-type="string">
            <text:p>Gao, Jin</text:p>
          </table:table-cell>
          <table:table-cell office:value-type="float" office:value="8273855500" calcext:value-type="float">
            <text:p>8273855500</text:p>
          </table:table-cell>
          <table:table-cell office:value-type="string" calcext:value-type="string">
            <text:p>Gao, Jinsen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ZHANG C</text:p>
          </table:table-cell>
          <table:table-cell office:value-type="string" calcext:value-type="string">
            <text:p>differentiate</text:p>
          </table:table-cell>
          <table:table-cell/>
          <table:table-cell office:value-type="float" office:value="56263727700" calcext:value-type="float">
            <text:p>56263727700</text:p>
          </table:table-cell>
          <table:table-cell office:value-type="string" calcext:value-type="string">
            <text:p>Zhang, Chao</text:p>
          </table:table-cell>
          <table:table-cell office:value-type="float" office:value="57188767504" calcext:value-type="float">
            <text:p>57188767504</text:p>
          </table:table-cell>
          <table:table-cell office:value-type="string" calcext:value-type="string">
            <text:p>Zhang, Che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ENG B</text:p>
          </table:table-cell>
          <table:table-cell office:value-type="string" calcext:value-type="string">
            <text:p>differentiate</text:p>
          </table:table-cell>
          <table:table-cell/>
          <table:table-cell office:value-type="float" office:value="24598123800" calcext:value-type="float">
            <text:p>24598123800</text:p>
          </table:table-cell>
          <table:table-cell office:value-type="string" calcext:value-type="string">
            <text:p>Peng, Baoxiang</text:p>
          </table:table-cell>
          <table:table-cell office:value-type="float" office:value="57189460156" calcext:value-type="float">
            <text:p>57189460156</text:p>
          </table:table-cell>
          <table:table-cell office:value-type="string" calcext:value-type="string">
            <text:p>Peng, Boy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I Z</text:p>
          </table:table-cell>
          <table:table-cell office:value-type="string" calcext:value-type="string">
            <text:p>differentiate</text:p>
          </table:table-cell>
          <table:table-cell/>
          <table:table-cell office:value-type="float" office:value="57199073705" calcext:value-type="float">
            <text:p>57199073705</text:p>
          </table:table-cell>
          <table:table-cell office:value-type="string" calcext:value-type="string">
            <text:p>Li, Zhe</text:p>
          </table:table-cell>
          <table:table-cell office:value-type="float" office:value="55693835900" calcext:value-type="float">
            <text:p>55693835900</text:p>
          </table:table-cell>
          <table:table-cell office:value-type="string" calcext:value-type="string">
            <text:p>Li, Zhanping</text:p>
          </table:table-cell>
          <table:table-cell office:value-type="float" office:value="57222259168" calcext:value-type="float">
            <text:p>57222259168</text:p>
          </table:table-cell>
          <table:table-cell office:value-type="string" calcext:value-type="string">
            <text:p>Li, Z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U J</text:p>
          </table:table-cell>
          <table:table-cell office:value-type="string" calcext:value-type="string">
            <text:p>differentiate</text:p>
          </table:table-cell>
          <table:table-cell/>
          <table:table-cell office:value-type="float" office:value="55578432900" calcext:value-type="float">
            <text:p>55578432900</text:p>
          </table:table-cell>
          <table:table-cell office:value-type="string" calcext:value-type="string">
            <text:p>Xu, Jie</text:p>
          </table:table-cell>
          <table:table-cell office:value-type="float" office:value="57194648419" calcext:value-type="float">
            <text:p>57194648419</text:p>
          </table:table-cell>
          <table:table-cell office:value-type="string" calcext:value-type="string">
            <text:p>Xu, Jinyan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ANG T</text:p>
          </table:table-cell>
          <table:table-cell office:value-type="string" calcext:value-type="string">
            <text:p>differentiate</text:p>
          </table:table-cell>
          <table:table-cell/>
          <table:table-cell office:value-type="float" office:value="56190436300" calcext:value-type="float">
            <text:p>56190436300</text:p>
          </table:table-cell>
          <table:table-cell office:value-type="string" calcext:value-type="string">
            <text:p>Wang, Tao</text:p>
          </table:table-cell>
          <table:table-cell office:value-type="float" office:value="7405564195" calcext:value-type="float">
            <text:p>7405564195</text:p>
          </table:table-cell>
          <table:table-cell office:value-type="string" calcext:value-type="string">
            <text:p>Wang, Tieju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ANG Y</text:p>
          </table:table-cell>
          <table:table-cell office:value-type="string" calcext:value-type="string">
            <text:p>affiliations different</text:p>
          </table:table-cell>
          <table:table-cell/>
          <table:table-cell office:value-type="float" office:value="57203770951" calcext:value-type="float">
            <text:p>57203770951</text:p>
          </table:table-cell>
          <table:table-cell office:value-type="string" calcext:value-type="string">
            <text:p>Wang, Yao</text:p>
          </table:table-cell>
          <table:table-cell office:value-type="float" office:value="55734028000" calcext:value-type="float">
            <text:p>55734028000</text:p>
          </table:table-cell>
          <table:table-cell office:value-type="string" calcext:value-type="string">
            <text:p>Wang, Yangang</text:p>
          </table:table-cell>
          <table:table-cell office:value-type="float" office:value="13409472800" calcext:value-type="float">
            <text:p>13409472800</text:p>
          </table:table-cell>
          <table:table-cell office:value-type="string" calcext:value-type="string">
            <text:p>Wang, Yanqin</text:p>
          </table:table-cell>
          <table:table-cell office:value-type="float" office:value="35774465200" calcext:value-type="float">
            <text:p>35774465200</text:p>
          </table:table-cell>
          <table:table-cell office:value-type="string" calcext:value-type="string">
            <text:p>Wang, Yuemin</text:p>
          </table:table-cell>
          <table:table-cell office:value-type="float" office:value="56084255200" calcext:value-type="float">
            <text:p>56084255200</text:p>
          </table:table-cell>
          <table:table-cell office:value-type="string" calcext:value-type="string">
            <text:p>Wang, Yingxiong</text:p>
          </table:table-cell>
          <table:table-cell office:value-type="float" office:value="56426626600" calcext:value-type="float">
            <text:p>56426626600</text:p>
          </table:table-cell>
          <table:table-cell table:style-name="ce1" office:value-type="string" calcext:value-type="string">
            <text:p>Wang, Yuan</text:p>
          </table:table-cell>
          <table:table-cell office:value-type="float" office:value="55733917100" calcext:value-type="float">
            <text:p>55733917100</text:p>
          </table:table-cell>
          <table:table-cell table:style-name="ce1" office:value-type="string" calcext:value-type="string">
            <text:p>Wang, Yue</text:p>
          </table:table-cell>
          <table:table-cell office:value-type="float" office:value="57221921120" calcext:value-type="float">
            <text:p>57221921120</text:p>
          </table:table-cell>
          <table:table-cell table:style-name="ce1" office:value-type="string" calcext:value-type="string">
            <text:p>Wang, Yi</text:p>
          </table:table-cell>
          <table:table-cell office:value-type="float" office:value="55938858000" calcext:value-type="float">
            <text:p>55938858000</text:p>
          </table:table-cell>
          <table:table-cell table:style-name="ce1" office:value-type="string" calcext:value-type="string">
            <text:p>Wang, Yilin</text:p>
          </table:table-cell>
          <table:table-cell office:value-type="float" office:value="55971558700" calcext:value-type="float">
            <text:p>55971558700</text:p>
          </table:table-cell>
          <table:table-cell table:style-name="ce1" office:value-type="string" calcext:value-type="string">
            <text:p>Wang, Yao</text:p>
          </table:table-cell>
          <table:table-cell office:value-type="float" office:value="47962677000" calcext:value-type="float">
            <text:p>47962677000</text:p>
          </table:table-cell>
          <table:table-cell table:style-name="ce1" office:value-type="string" calcext:value-type="string">
            <text:p>Wang, Yong</text:p>
          </table:table-cell>
        </table:table-row>
        <table:table-row table:style-name="ro1">
          <table:table-cell office:value-type="string" calcext:value-type="string">
            <text:p>GUO X</text:p>
          </table:table-cell>
          <table:table-cell office:value-type="string" calcext:value-type="string">
            <text:p>same affiliation</text:p>
          </table:table-cell>
          <table:table-cell/>
          <table:table-cell office:value-type="float" office:value="57209885923" calcext:value-type="float">
            <text:p>57209885923</text:p>
          </table:table-cell>
          <table:table-cell office:value-type="string" calcext:value-type="string">
            <text:p>Guo, Xiaohui</text:p>
          </table:table-cell>
          <table:table-cell office:value-type="float" office:value="26428759500" calcext:value-type="float">
            <text:p>26428759500</text:p>
          </table:table-cell>
          <table:table-cell office:value-type="string" calcext:value-type="string">
            <text:p>Guo, Xiaoming</text:p>
          </table:table-cell>
          <table:table-cell office:value-type="float" office:value="55865797900" calcext:value-type="float">
            <text:p>55865797900</text:p>
          </table:table-cell>
          <table:table-cell office:value-type="string" calcext:value-type="string">
            <text:p>Guo, Xiaoyang</text:p>
          </table:table-cell>
          <table:table-cell office:value-type="float" office:value="55570531500" calcext:value-type="float">
            <text:p>55570531500</text:p>
          </table:table-cell>
          <table:table-cell office:value-type="string" calcext:value-type="string">
            <text:p>Guo, Xiaodong</text:p>
          </table:table-cell>
          <table:table-cell office:value-type="float" office:value="24729291300" calcext:value-type="float">
            <text:p>24729291300</text:p>
          </table:table-cell>
          <table:table-cell office:value-type="string" calcext:value-type="string">
            <text:p>Guo, Xiuying</text:p>
          </table:table-cell>
          <table:table-cell office:value-type="float" office:value="7404330220" calcext:value-type="float">
            <text:p>7404330220</text:p>
          </table:table-cell>
          <table:table-cell table:style-name="ce2" office:value-type="string" calcext:value-type="string">
            <text:p>Guo, Xinwen</text:p>
          </table:table-cell>
          <table:table-cell office:value-type="float" office:value="55545546900" calcext:value-type="float">
            <text:p>55545546900</text:p>
          </table:table-cell>
          <table:table-cell table:style-name="ce2" office:value-type="string" calcext:value-type="string">
            <text:p>Guo, Xinw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IANG T</text:p>
          </table:table-cell>
          <table:table-cell office:value-type="string" calcext:value-type="string">
            <text:p>same affiliation</text:p>
          </table:table-cell>
          <table:table-cell/>
          <table:table-cell office:value-type="float" office:value="57218240504" calcext:value-type="float">
            <text:p>57218240504</text:p>
          </table:table-cell>
          <table:table-cell table:style-name="ce2" office:value-type="string" calcext:value-type="string">
            <text:p>Jiang, Tao</text:p>
          </table:table-cell>
          <table:table-cell office:value-type="float" office:value="56430319600" calcext:value-type="float">
            <text:p>56430319600</text:p>
          </table:table-cell>
          <table:table-cell table:style-name="ce2" office:value-type="string" calcext:value-type="string">
            <text:p>Jiang, Tao</text:p>
          </table:table-cell>
          <table:table-cell office:value-type="float" office:value="8613636400" calcext:value-type="float">
            <text:p>8613636400</text:p>
          </table:table-cell>
          <table:table-cell office:value-type="string" calcext:value-type="string">
            <text:p>Jiang, Tingshun</text:p>
          </table:table-cell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ZHENG L</text:p>
          </table:table-cell>
          <table:table-cell office:value-type="string" calcext:value-type="string">
            <text:p>differentiate</text:p>
          </table:table-cell>
          <table:table-cell/>
          <table:table-cell office:value-type="float" office:value="56797166300" calcext:value-type="float">
            <text:p>56797166300</text:p>
          </table:table-cell>
          <table:table-cell office:value-type="string" calcext:value-type="string">
            <text:p>Zheng, Liping</text:p>
          </table:table-cell>
          <table:table-cell office:value-type="float" office:value="56510723800" calcext:value-type="float">
            <text:p>56510723800</text:p>
          </table:table-cell>
          <table:table-cell office:value-type="string" calcext:value-type="string">
            <text:p>Zheng, Liron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UN Y</text:p>
          </table:table-cell>
          <table:table-cell office:value-type="string" calcext:value-type="string">
            <text:p>differentiate</text:p>
          </table:table-cell>
          <table:table-cell/>
          <table:table-cell office:value-type="float" office:value="57202838433" calcext:value-type="float">
            <text:p>57202838433</text:p>
          </table:table-cell>
          <table:table-cell office:value-type="string" calcext:value-type="string">
            <text:p>Sun, Yongnan</text:p>
          </table:table-cell>
          <table:table-cell office:value-type="float" office:value="57189292453" calcext:value-type="float">
            <text:p>57189292453</text:p>
          </table:table-cell>
          <table:table-cell office:value-type="string" calcext:value-type="string">
            <text:p>Sun, Yuha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QU Y</text:p>
          </table:table-cell>
          <table:table-cell office:value-type="string" calcext:value-type="string">
            <text:p>differentiate</text:p>
          </table:table-cell>
          <table:table-cell/>
          <table:table-cell office:value-type="float" office:value="55578175200" calcext:value-type="float">
            <text:p>55578175200</text:p>
          </table:table-cell>
          <table:table-cell office:value-type="string" calcext:value-type="string">
            <text:p>Qu, Yuanyuan</text:p>
          </table:table-cell>
          <table:table-cell office:value-type="float" office:value="57210214517" calcext:value-type="float">
            <text:p>57210214517</text:p>
          </table:table-cell>
          <table:table-cell office:value-type="string" calcext:value-type="string">
            <text:p>Qu, Y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IU H</text:p>
          </table:table-cell>
          <table:table-cell office:value-type="string" calcext:value-type="string">
            <text:p>differentiate</text:p>
          </table:table-cell>
          <table:table-cell/>
          <table:table-cell office:value-type="float" office:value="36059441300" calcext:value-type="float">
            <text:p>36059441300</text:p>
          </table:table-cell>
          <table:table-cell office:value-type="string" calcext:value-type="string">
            <text:p>Liu, Haichao</text:p>
          </table:table-cell>
          <table:table-cell office:value-type="float" office:value="53264285000" calcext:value-type="float">
            <text:p>53264285000</text:p>
          </table:table-cell>
          <table:table-cell office:value-type="string" calcext:value-type="string">
            <text:p>Liu, Huimin</text:p>
          </table:table-cell>
          <table:table-cell office:value-type="float" office:value="57202755650" calcext:value-type="float">
            <text:p>57202755650</text:p>
          </table:table-cell>
          <table:table-cell office:value-type="string" calcext:value-type="string">
            <text:p>Liu, Huan</text:p>
          </table:table-cell>
          <table:table-cell office:value-type="float" office:value="55877977200" calcext:value-type="float">
            <text:p>55877977200</text:p>
          </table:table-cell>
          <table:table-cell office:value-type="string" calcext:value-type="string">
            <text:p>Liu, Hailong</text:p>
          </table:table-cell>
          <table:table-cell office:value-type="float" office:value="27567768100" calcext:value-type="float">
            <text:p>27567768100</text:p>
          </table:table-cell>
          <table:table-cell office:value-type="string" calcext:value-type="string">
            <text:p>Liu, Huizhe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HANG M</text:p>
          </table:table-cell>
          <table:table-cell office:value-type="string" calcext:value-type="string">
            <text:p>differentiate</text:p>
          </table:table-cell>
          <table:table-cell/>
          <table:table-cell office:value-type="float" office:value="7601556486" calcext:value-type="float">
            <text:p>7601556486</text:p>
          </table:table-cell>
          <table:table-cell office:value-type="string" calcext:value-type="string">
            <text:p>Zhang, Minghui</text:p>
          </table:table-cell>
          <table:table-cell office:value-type="float" office:value="57193678928" calcext:value-type="float">
            <text:p>57193678928</text:p>
          </table:table-cell>
          <table:table-cell office:value-type="string" calcext:value-type="string">
            <text:p>Zhang, 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UN P</text:p>
          </table:table-cell>
          <table:table-cell office:value-type="string" calcext:value-type="string">
            <text:p>differentiate</text:p>
          </table:table-cell>
          <table:table-cell/>
          <table:table-cell office:value-type="float" office:value="55775399100" calcext:value-type="float">
            <text:p>55775399100</text:p>
          </table:table-cell>
          <table:table-cell office:value-type="string" calcext:value-type="string">
            <text:p>Sun, Peiyong</text:p>
          </table:table-cell>
          <table:table-cell office:value-type="float" office:value="57220983651" calcext:value-type="float">
            <text:p>57220983651</text:p>
          </table:table-cell>
          <table:table-cell office:value-type="string" calcext:value-type="string">
            <text:p>Sun, Puhu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ZHANG Y</text:p>
          </table:table-cell>
          <table:table-cell office:value-type="string" calcext:value-type="string">
            <text:p>differentiate</text:p>
          </table:table-cell>
          <table:table-cell/>
          <table:table-cell office:value-type="float" office:value="55877262800" calcext:value-type="float">
            <text:p>55877262800</text:p>
          </table:table-cell>
          <table:table-cell office:value-type="string" calcext:value-type="string">
            <text:p>Zhang, Yiying</text:p>
          </table:table-cell>
          <table:table-cell office:value-type="float" office:value="57196198222" calcext:value-type="float">
            <text:p>57196198222</text:p>
          </table:table-cell>
          <table:table-cell office:value-type="string" calcext:value-type="string">
            <text:p>Zhang, Yanhua</text:p>
          </table:table-cell>
          <table:table-cell office:value-type="float" office:value="36471409800" calcext:value-type="float">
            <text:p>36471409800</text:p>
          </table:table-cell>
          <table:table-cell office:value-type="string" calcext:value-type="string">
            <text:p>Zhang, Yibo</text:p>
          </table:table-cell>
          <table:table-cell office:value-type="float" office:value="55854391100" calcext:value-type="float">
            <text:p>55854391100</text:p>
          </table:table-cell>
          <table:table-cell office:value-type="string" calcext:value-type="string">
            <text:p>Zhang, Yichi</text:p>
          </table:table-cell>
          <table:table-cell office:value-type="float" office:value="8281708000" calcext:value-type="float">
            <text:p>8281708000</text:p>
          </table:table-cell>
          <table:table-cell office:value-type="string" calcext:value-type="string">
            <text:p>Zhang, Youquan</text:p>
          </table:table-cell>
          <table:table-cell office:value-type="float" office:value="56275836300" calcext:value-type="float">
            <text:p>56275836300</text:p>
          </table:table-cell>
          <table:table-cell table:style-name="ce1" office:value-type="string" calcext:value-type="string">
            <text:p>Zhang, Yonggang Lei</text:p>
          </table:table-cell>
          <table:table-cell office:value-type="float" office:value="57112108400" calcext:value-type="float">
            <text:p>57112108400</text:p>
          </table:table-cell>
          <table:table-cell table:style-name="ce1" office:value-type="string" calcext:value-type="string">
            <text:p>Zhang, Yanfei</text:p>
          </table:table-cell>
          <table:table-cell office:value-type="float" office:value="15836097900" calcext:value-type="float">
            <text:p>15836097900</text:p>
          </table:table-cell>
          <table:table-cell table:style-name="ce1" office:value-type="string" calcext:value-type="string">
            <text:p>Zhang, Yale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U J</text:p>
          </table:table-cell>
          <table:table-cell office:value-type="string" calcext:value-type="string">
            <text:p>differentiate</text:p>
          </table:table-cell>
          <table:table-cell/>
          <table:table-cell office:value-type="float" office:value="57203570101" calcext:value-type="float">
            <text:p>57203570101</text:p>
          </table:table-cell>
          <table:table-cell office:value-type="string" calcext:value-type="string">
            <text:p>Liu, Jianfeng</text:p>
          </table:table-cell>
          <table:table-cell office:value-type="float" office:value="57217863881" calcext:value-type="float">
            <text:p>57217863881</text:p>
          </table:table-cell>
          <table:table-cell office:value-type="string" calcext:value-type="string">
            <text:p>Liu, Ju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ZHANG J</text:p>
          </table:table-cell>
          <table:table-cell office:value-type="string" calcext:value-type="string">
            <text:p>affiliations different</text:p>
          </table:table-cell>
          <table:table-cell/>
          <table:table-cell office:value-type="float" office:value="55782282900" calcext:value-type="float">
            <text:p>55782282900</text:p>
          </table:table-cell>
          <table:table-cell office:value-type="string" calcext:value-type="string">
            <text:p>Zhang, Jun</text:p>
          </table:table-cell>
          <table:table-cell office:value-type="float" office:value="56262532000" calcext:value-type="float">
            <text:p>56262532000</text:p>
          </table:table-cell>
          <table:table-cell office:value-type="string" calcext:value-type="string">
            <text:p>Zhang, Junying</text:p>
          </table:table-cell>
          <table:table-cell office:value-type="float" office:value="57193613108" calcext:value-type="float">
            <text:p>57193613108</text:p>
          </table:table-cell>
          <table:table-cell office:value-type="string" calcext:value-type="string">
            <text:p>Zhang, Jingzheng</text:p>
          </table:table-cell>
          <table:table-cell office:value-type="float" office:value="56610072600" calcext:value-type="float">
            <text:p>56610072600</text:p>
          </table:table-cell>
          <table:table-cell office:value-type="string" calcext:value-type="string">
            <text:p>Zhang, Jing</text:p>
          </table:table-cell>
          <table:table-cell office:value-type="float" office:value="36717078500" calcext:value-type="float">
            <text:p>36717078500</text:p>
          </table:table-cell>
          <table:table-cell office:value-type="string" calcext:value-type="string">
            <text:p>Zhang, Jianli</text:p>
          </table:table-cell>
          <table:table-cell office:value-type="float" office:value="24823476400" calcext:value-type="float">
            <text:p>24823476400</text:p>
          </table:table-cell>
          <table:table-cell table:style-name="ce1" office:value-type="string" calcext:value-type="string">
            <text:p>Zhang, Jizhe</text:p>
          </table:table-cell>
          <table:table-cell office:value-type="float" office:value="57218285160" calcext:value-type="float">
            <text:p>57218285160</text:p>
          </table:table-cell>
          <table:table-cell table:style-name="ce1" office:value-type="string" calcext:value-type="string">
            <text:p>Zhang, Jie</text:p>
          </table:table-cell>
          <table:table-cell office:value-type="float" office:value="57196379145" calcext:value-type="float">
            <text:p>57196379145</text:p>
          </table:table-cell>
          <table:table-cell table:style-name="ce1" office:value-type="string" calcext:value-type="string">
            <text:p>Zhang, J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EN L</text:p>
          </table:table-cell>
          <table:table-cell office:value-type="string" calcext:value-type="string">
            <text:p>differentiate</text:p>
          </table:table-cell>
          <table:table-cell/>
          <table:table-cell office:value-type="float" office:value="57190968357" calcext:value-type="float">
            <text:p>57190968357</text:p>
          </table:table-cell>
          <table:table-cell office:value-type="string" calcext:value-type="string">
            <text:p>Chen, Lingyu</text:p>
          </table:table-cell>
          <table:table-cell office:value-type="float" office:value="57201491043" calcext:value-type="float">
            <text:p>57201491043</text:p>
          </table:table-cell>
          <table:table-cell office:value-type="string" calcext:value-type="string">
            <text:p>Chen, Lifang</text:p>
          </table:table-cell>
          <table:table-cell office:value-type="float" office:value="53979258500" calcext:value-type="float">
            <text:p>53979258500</text:p>
          </table:table-cell>
          <table:table-cell office:value-type="string" calcext:value-type="string">
            <text:p>Chen, Luangang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U X</text:p>
          </table:table-cell>
          <table:table-cell office:value-type="string" calcext:value-type="string">
            <text:p>affiliations different</text:p>
          </table:table-cell>
          <table:table-cell/>
          <table:table-cell office:value-type="float" office:value="35253728700" calcext:value-type="float">
            <text:p>35253728700</text:p>
          </table:table-cell>
          <table:table-cell office:value-type="string" calcext:value-type="string">
            <text:p>Liu, Xiaohui</text:p>
          </table:table-cell>
          <table:table-cell office:value-type="float" office:value="57194433368" calcext:value-type="float">
            <text:p>57194433368</text:p>
          </table:table-cell>
          <table:table-cell office:value-type="string" calcext:value-type="string">
            <text:p>Liu, Xia</text:p>
          </table:table-cell>
          <table:table-cell office:value-type="float" office:value="54987644300" calcext:value-type="float">
            <text:p>54987644300</text:p>
          </table:table-cell>
          <table:table-cell office:value-type="string" calcext:value-type="string">
            <text:p>Liu, Xiaoyu</text:p>
          </table:table-cell>
          <table:table-cell office:value-type="float" office:value="57216539342" calcext:value-type="float">
            <text:p>57216539342</text:p>
          </table:table-cell>
          <table:table-cell office:value-type="string" calcext:value-type="string">
            <text:p>Liu, Xi</text:p>
          </table:table-cell>
          <table:table-cell office:value-type="float" office:value="56385103200" calcext:value-type="float">
            <text:p>56385103200</text:p>
          </table:table-cell>
          <table:table-cell office:value-type="string" calcext:value-type="string">
            <text:p>Liu, Xiaora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 B</text:p>
          </table:table-cell>
          <table:table-cell office:value-type="string" calcext:value-type="string">
            <text:p>differentiate</text:p>
          </table:table-cell>
          <table:table-cell/>
          <table:table-cell office:value-type="float" office:value="22234207800" calcext:value-type="float">
            <text:p>22234207800</text:p>
          </table:table-cell>
          <table:table-cell office:value-type="string" calcext:value-type="string">
            <text:p>He, Bai</text:p>
          </table:table-cell>
          <table:table-cell office:value-type="float" office:value="57222659015" calcext:value-type="float">
            <text:p>57222659015</text:p>
          </table:table-cell>
          <table:table-cell office:value-type="string" calcext:value-type="string">
            <text:p>He, Binbin</text:p>
          </table:table-cell>
          <table:table-cell office:value-type="float" office:value="57194765847" calcext:value-type="float">
            <text:p>57194765847</text:p>
          </table:table-cell>
          <table:table-cell office:value-type="string" calcext:value-type="string">
            <text:p>He, Bo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ZHANG H</text:p>
          </table:table-cell>
          <table:table-cell office:value-type="string" calcext:value-type="string">
            <text:p>differentiate</text:p>
          </table:table-cell>
          <table:table-cell/>
          <table:table-cell office:value-type="float" office:value="57192485218" calcext:value-type="float">
            <text:p>57192485218</text:p>
          </table:table-cell>
          <table:table-cell office:value-type="string" calcext:value-type="string">
            <text:p>Zhang, Hao</text:p>
          </table:table-cell>
          <table:table-cell office:value-type="float" office:value="36338259500" calcext:value-type="float">
            <text:p>36338259500</text:p>
          </table:table-cell>
          <table:table-cell office:value-type="string" calcext:value-type="string">
            <text:p>Zhang, Hongy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U Y</text:p>
          </table:table-cell>
          <table:table-cell office:value-type="string" calcext:value-type="string">
            <text:p>not enough information – it looks like it is the same author because affiliations do not overlap</text:p>
          </table:table-cell>
          <table:table-cell/>
          <table:table-cell office:value-type="float" office:value="55982961300" calcext:value-type="float">
            <text:p>55982961300</text:p>
          </table:table-cell>
          <table:table-cell office:value-type="string" calcext:value-type="string">
            <text:p>Su, Yang</text:p>
          </table:table-cell>
          <table:table-cell office:value-type="float" office:value="57189058666" calcext:value-type="float">
            <text:p>57189058666</text:p>
          </table:table-cell>
          <table:table-cell office:value-type="string" calcext:value-type="string">
            <text:p>Su, Yang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FAN Y</text:p>
          </table:table-cell>
          <table:table-cell office:value-type="string" calcext:value-type="string">
            <text:p>differentiate</text:p>
          </table:table-cell>
          <table:table-cell/>
          <table:table-cell office:value-type="float" office:value="55749198500" calcext:value-type="float">
            <text:p>55749198500</text:p>
          </table:table-cell>
          <table:table-cell office:value-type="string" calcext:value-type="string">
            <text:p>Fan, Yiqiu</text:p>
          </table:table-cell>
          <table:table-cell office:value-type="float" office:value="57204654856" calcext:value-type="float">
            <text:p>57204654856</text:p>
          </table:table-cell>
          <table:table-cell office:value-type="string" calcext:value-type="string">
            <text:p>Fan, Yinin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IU S</text:p>
          </table:table-cell>
          <table:table-cell office:value-type="string" calcext:value-type="string">
            <text:p>differentiate</text:p>
          </table:table-cell>
          <table:table-cell/>
          <table:table-cell office:value-type="float" office:value="55872968400" calcext:value-type="float">
            <text:p>55872968400</text:p>
          </table:table-cell>
          <table:table-cell office:value-type="string" calcext:value-type="string">
            <text:p>Liu, Sibao</text:p>
          </table:table-cell>
          <table:table-cell office:value-type="float" office:value="57731265500" calcext:value-type="float">
            <text:p>57731265500</text:p>
          </table:table-cell>
          <table:table-cell office:value-type="string" calcext:value-type="string">
            <text:p>Liu, Shiyu</text:p>
          </table:table-cell>
          <table:table-cell office:value-type="float" office:value="57201979941" calcext:value-type="float">
            <text:p>57201979941</text:p>
          </table:table-cell>
          <table:table-cell office:value-type="string" calcext:value-type="string">
            <text:p>Liu, Shan</text:p>
          </table:table-cell>
          <table:table-cell office:value-type="float" office:value="57195964369" calcext:value-type="float">
            <text:p>57195964369</text:p>
          </table:table-cell>
          <table:table-cell office:value-type="string" calcext:value-type="string">
            <text:p>Liu, Shiya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ANG S</text:p>
          </table:table-cell>
          <table:table-cell office:value-type="string" calcext:value-type="string">
            <text:p>differentiate</text:p>
          </table:table-cell>
          <table:table-cell/>
          <table:table-cell office:value-type="float" office:value="55714465800" calcext:value-type="float">
            <text:p>55714465800</text:p>
          </table:table-cell>
          <table:table-cell office:value-type="string" calcext:value-type="string">
            <text:p>Wang, Shuai</text:p>
          </table:table-cell>
          <table:table-cell office:value-type="float" office:value="7410331291" calcext:value-type="float">
            <text:p>7410331291</text:p>
          </table:table-cell>
          <table:table-cell office:value-type="string" calcext:value-type="string">
            <text:p>Wang, Shengpin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ZHANG T</text:p>
          </table:table-cell>
          <table:table-cell office:value-type="string" calcext:value-type="string">
            <text:p>orcid different</text:p>
          </table:table-cell>
          <table:table-cell/>
          <table:table-cell office:value-type="float" office:value="56158944400" calcext:value-type="float">
            <text:p>56158944400</text:p>
          </table:table-cell>
          <table:table-cell office:value-type="string" calcext:value-type="string">
            <text:p>Zhang, Tao</text:p>
          </table:table-cell>
          <table:table-cell office:value-type="float" office:value="57226371445" calcext:value-type="float">
            <text:p>57226371445</text:p>
          </table:table-cell>
          <table:table-cell office:value-type="string" calcext:value-type="string">
            <text:p>Zhang, Tao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WANG A</text:p>
          </table:table-cell>
          <table:table-cell office:value-type="string" calcext:value-type="string">
            <text:p>same affiliation</text:p>
          </table:table-cell>
          <table:table-cell/>
          <table:table-cell office:value-type="float" office:value="7404620465" calcext:value-type="float">
            <text:p>7404620465</text:p>
          </table:table-cell>
          <table:table-cell table:style-name="ce2" office:value-type="string" calcext:value-type="string">
            <text:p>Wang, Aiqin</text:p>
          </table:table-cell>
          <table:table-cell office:value-type="float" office:value="57205469410" calcext:value-type="float">
            <text:p>57205469410</text:p>
          </table:table-cell>
          <table:table-cell table:style-name="ce2" office:value-type="string" calcext:value-type="string">
            <text:p>Wang, Aiqin</text:p>
          </table:table-cell>
          <table:table-cell office:value-type="float" office:value="14008832200" calcext:value-type="float">
            <text:p>14008832200</text:p>
          </table:table-cell>
          <table:table-cell office:value-type="string" calcext:value-type="string">
            <text:p>Wang, Aili</text:p>
          </table:table-cell>
          <table:table-cell office:value-type="float" office:value="55542323500" calcext:value-type="float">
            <text:p>55542323500</text:p>
          </table:table-cell>
          <table:table-cell office:value-type="string" calcext:value-type="string">
            <text:p>Wang, Anjie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WANG D</text:p>
          </table:table-cell>
          <table:table-cell office:value-type="string" calcext:value-type="string">
            <text:p>differentiate</text:p>
          </table:table-cell>
          <table:table-cell/>
          <table:table-cell office:value-type="float" office:value="55713313900" calcext:value-type="float">
            <text:p>55713313900</text:p>
          </table:table-cell>
          <table:table-cell office:value-type="string" calcext:value-type="string">
            <text:p>Wang, Dengfeng</text:p>
          </table:table-cell>
          <table:table-cell office:value-type="float" office:value="57214212973" calcext:value-type="float">
            <text:p>57214212973</text:p>
          </table:table-cell>
          <table:table-cell office:value-type="string" calcext:value-type="string">
            <text:p>Wang, Danhong</text:p>
          </table:table-cell>
          <table:table-cell office:value-type="float" office:value="57059573200" calcext:value-type="float">
            <text:p>57059573200</text:p>
          </table:table-cell>
          <table:table-cell office:value-type="string" calcext:value-type="string">
            <text:p>Wang, D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 L</text:p>
          </table:table-cell>
          <table:table-cell office:value-type="string" calcext:value-type="string">
            <text:p>differentiate</text:p>
          </table:table-cell>
          <table:table-cell/>
          <table:table-cell office:value-type="float" office:value="57161423900" calcext:value-type="float">
            <text:p>57161423900</text:p>
          </table:table-cell>
          <table:table-cell office:value-type="string" calcext:value-type="string">
            <text:p>Ma, Lan</text:p>
          </table:table-cell>
          <table:table-cell office:value-type="float" office:value="55662304800" calcext:value-type="float">
            <text:p>55662304800</text:p>
          </table:table-cell>
          <table:table-cell office:value-type="string" calcext:value-type="string">
            <text:p>Ma, Longlon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ZHOU M</text:p>
          </table:table-cell>
          <table:table-cell office:value-type="string" calcext:value-type="string">
            <text:p>differentiate</text:p>
          </table:table-cell>
          <table:table-cell/>
          <table:table-cell office:value-type="float" office:value="55448871100" calcext:value-type="float">
            <text:p>55448871100</text:p>
          </table:table-cell>
          <table:table-cell office:value-type="string" calcext:value-type="string">
            <text:p>Zhou, Minghao</text:p>
          </table:table-cell>
          <table:table-cell office:value-type="float" office:value="57191756322" calcext:value-type="float">
            <text:p>57191756322</text:p>
          </table:table-cell>
          <table:table-cell office:value-type="string" calcext:value-type="string">
            <text:p>Zhou, Maoxian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UN Z</text:p>
          </table:table-cell>
          <table:table-cell office:value-type="string" calcext:value-type="string">
            <text:p>differentiate</text:p>
          </table:table-cell>
          <table:table-cell/>
          <table:table-cell office:value-type="float" office:value="55035849200" calcext:value-type="float">
            <text:p>55035849200</text:p>
          </table:table-cell>
          <table:table-cell office:value-type="string" calcext:value-type="string">
            <text:p>Sun, Zhichao</text:p>
          </table:table-cell>
          <table:table-cell office:value-type="float" office:value="57211841957" calcext:value-type="float">
            <text:p>57211841957</text:p>
          </table:table-cell>
          <table:table-cell office:value-type="string" calcext:value-type="string">
            <text:p>Sun, Zheny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ANG Z</text:p>
          </table:table-cell>
          <table:table-cell office:value-type="string" calcext:value-type="string">
            <text:p>differentiate</text:p>
          </table:table-cell>
          <table:table-cell/>
          <table:table-cell office:value-type="float" office:value="36022134200" calcext:value-type="float">
            <text:p>36022134200</text:p>
          </table:table-cell>
          <table:table-cell office:value-type="string" calcext:value-type="string">
            <text:p>Wang, Zhenlu</text:p>
          </table:table-cell>
          <table:table-cell office:value-type="float" office:value="57742693400" calcext:value-type="float">
            <text:p>57742693400</text:p>
          </table:table-cell>
          <table:table-cell office:value-type="string" calcext:value-type="string">
            <text:p>Wang, Zhenyan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ZHANG B</text:p>
          </table:table-cell>
          <table:table-cell office:value-type="string" calcext:value-type="string">
            <text:p>affiliations different</text:p>
          </table:table-cell>
          <table:table-cell/>
          <table:table-cell office:value-type="float" office:value="55619300448" calcext:value-type="float">
            <text:p>55619300448</text:p>
          </table:table-cell>
          <table:table-cell office:value-type="string" calcext:value-type="string">
            <text:p>Zhang, Bin</text:p>
          </table:table-cell>
          <table:table-cell office:value-type="float" office:value="57199725666" calcext:value-type="float">
            <text:p>57199725666</text:p>
          </table:table-cell>
          <table:table-cell office:value-type="string" calcext:value-type="string">
            <text:p>Zhang, Bin</text:p>
          </table:table-cell>
          <table:table-cell office:value-type="float" office:value="57202826056" calcext:value-type="float">
            <text:p>57202826056</text:p>
          </table:table-cell>
          <table:table-cell office:value-type="string" calcext:value-type="string">
            <text:p>Zhang, Bingsen</text:p>
          </table:table-cell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LI J</text:p>
          </table:table-cell>
          <table:table-cell office:value-type="string" calcext:value-type="string">
            <text:p>affiliations different</text:p>
          </table:table-cell>
          <table:table-cell/>
          <table:table-cell office:value-type="float" office:value="26643091100" calcext:value-type="float">
            <text:p>26643091100</text:p>
          </table:table-cell>
          <table:table-cell office:value-type="string" calcext:value-type="string">
            <text:p>Li, Junfen</text:p>
          </table:table-cell>
          <table:table-cell office:value-type="float" office:value="22992935000" calcext:value-type="float">
            <text:p>22992935000</text:p>
          </table:table-cell>
          <table:table-cell office:value-type="string" calcext:value-type="string">
            <text:p>Li, Jingwei</text:p>
          </table:table-cell>
          <table:table-cell office:value-type="float" office:value="53984567900" calcext:value-type="float">
            <text:p>53984567900</text:p>
          </table:table-cell>
          <table:table-cell office:value-type="string" calcext:value-type="string">
            <text:p>Li, Junhui</text:p>
          </table:table-cell>
          <table:table-cell office:value-type="float" office:value="57206962866" calcext:value-type="float">
            <text:p>57206962866</text:p>
          </table:table-cell>
          <table:table-cell office:value-type="string" calcext:value-type="string">
            <text:p>Li, Juan</text:p>
          </table:table-cell>
          <table:table-cell office:value-type="float" office:value="57203736918" calcext:value-type="float">
            <text:p>57203736918</text:p>
          </table:table-cell>
          <table:table-cell office:value-type="string" calcext:value-type="string">
            <text:p>Li, Ju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HI L</text:p>
          </table:table-cell>
          <table:table-cell office:value-type="string" calcext:value-type="string">
            <text:p>affiliations different</text:p>
          </table:table-cell>
          <table:table-cell/>
          <table:table-cell office:value-type="float" office:value="57251023100" calcext:value-type="float">
            <text:p>57251023100</text:p>
          </table:table-cell>
          <table:table-cell office:value-type="string" calcext:value-type="string">
            <text:p>Shi, Lei</text:p>
          </table:table-cell>
          <table:table-cell office:value-type="float" office:value="57199772889" calcext:value-type="float">
            <text:p>57199772889</text:p>
          </table:table-cell>
          <table:table-cell office:value-type="string" calcext:value-type="string">
            <text:p>Shi, Lei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YU L</text:p>
          </table:table-cell>
          <table:table-cell office:value-type="string" calcext:value-type="string">
            <text:p>affiliations different</text:p>
          </table:table-cell>
          <table:table-cell/>
          <table:table-cell office:value-type="float" office:value="56226183300" calcext:value-type="float">
            <text:p>56226183300</text:p>
          </table:table-cell>
          <table:table-cell office:value-type="string" calcext:value-type="string">
            <text:p>Yu, Lei</text:p>
          </table:table-cell>
          <table:table-cell office:value-type="float" office:value="57309474900" calcext:value-type="float">
            <text:p>57309474900</text:p>
          </table:table-cell>
          <table:table-cell office:value-type="string" calcext:value-type="string">
            <text:p>Yu, Lei</text:p>
          </table:table-cell>
          <table:table-cell office:value-type="float" office:value="23491035900" calcext:value-type="float">
            <text:p>23491035900</text:p>
          </table:table-cell>
          <table:table-cell office:value-type="string" calcext:value-type="string">
            <text:p>Yu, Longbao</text:p>
          </table:table-cell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ZHOU C</text:p>
          </table:table-cell>
          <table:table-cell office:value-type="string" calcext:value-type="string">
            <text:p>differentiate</text:p>
          </table:table-cell>
          <table:table-cell/>
          <table:table-cell office:value-type="float" office:value="39863835200" calcext:value-type="float">
            <text:p>39863835200</text:p>
          </table:table-cell>
          <table:table-cell office:value-type="string" calcext:value-type="string">
            <text:p>Zhou, Chunmei</text:p>
          </table:table-cell>
          <table:table-cell office:value-type="float" office:value="57214252018" calcext:value-type="float">
            <text:p>57214252018</text:p>
          </table:table-cell>
          <table:table-cell office:value-type="string" calcext:value-type="string">
            <text:p>Zhou, Chua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ANG X</text:p>
          </table:table-cell>
          <table:table-cell office:value-type="string" calcext:value-type="string">
            <text:p>differentiate</text:p>
          </table:table-cell>
          <table:table-cell/>
          <table:table-cell office:value-type="float" office:value="7406497961" calcext:value-type="float">
            <text:p>7406497961</text:p>
          </table:table-cell>
          <table:table-cell office:value-type="string" calcext:value-type="string">
            <text:p>Yang, Xiangguang</text:p>
          </table:table-cell>
          <table:table-cell office:value-type="float" office:value="55140727400" calcext:value-type="float">
            <text:p>55140727400</text:p>
          </table:table-cell>
          <table:table-cell office:value-type="string" calcext:value-type="string">
            <text:p>Yang, Xiaofen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IU P</text:p>
          </table:table-cell>
          <table:table-cell office:value-type="string" calcext:value-type="string">
            <text:p>differentiate</text:p>
          </table:table-cell>
          <table:table-cell/>
          <table:table-cell office:value-type="float" office:value="7404618445" calcext:value-type="float">
            <text:p>7404618445</text:p>
          </table:table-cell>
          <table:table-cell office:value-type="string" calcext:value-type="string">
            <text:p>Liu, Pingle</text:p>
          </table:table-cell>
          <table:table-cell office:value-type="float" office:value="57203346527" calcext:value-type="float">
            <text:p>57203346527</text:p>
          </table:table-cell>
          <table:table-cell office:value-type="string" calcext:value-type="string">
            <text:p>Liu, Pe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ZHANG W</text:p>
          </table:table-cell>
          <table:table-cell office:value-type="string" calcext:value-type="string">
            <text:p>affiliations different</text:p>
          </table:table-cell>
          <table:table-cell/>
          <table:table-cell office:value-type="float" office:value="13303040000" calcext:value-type="float">
            <text:p>13303040000</text:p>
          </table:table-cell>
          <table:table-cell office:value-type="string" calcext:value-type="string">
            <text:p>Zhang, Wenxiang</text:p>
          </table:table-cell>
          <table:table-cell office:value-type="float" office:value="57205508217" calcext:value-type="float">
            <text:p>57205508217</text:p>
          </table:table-cell>
          <table:table-cell office:value-type="string" calcext:value-type="string">
            <text:p>Zhang, Wenxiang</text:p>
          </table:table-cell>
          <table:table-cell office:value-type="float" office:value="57225164007" calcext:value-type="float">
            <text:p>57225164007</text:p>
          </table:table-cell>
          <table:table-cell office:value-type="string" calcext:value-type="string">
            <text:p>Zhang, Wei</text:p>
          </table:table-cell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ZHU L</text:p>
          </table:table-cell>
          <table:table-cell office:value-type="string" calcext:value-type="string">
            <text:p>differentiate</text:p>
          </table:table-cell>
          <table:table-cell/>
          <table:table-cell office:value-type="float" office:value="56457007200" calcext:value-type="float">
            <text:p>56457007200</text:p>
          </table:table-cell>
          <table:table-cell office:value-type="string" calcext:value-type="string">
            <text:p>Zhu, Lihua</text:p>
          </table:table-cell>
          <table:table-cell office:value-type="float" office:value="57219950847" calcext:value-type="float">
            <text:p>57219950847</text:p>
          </table:table-cell>
          <table:table-cell office:value-type="string" calcext:value-type="string">
            <text:p>Zhu, Liju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AO Y</text:p>
          </table:table-cell>
          <table:table-cell office:value-type="string" calcext:value-type="string">
            <text:p>affiliations different</text:p>
          </table:table-cell>
          <table:table-cell/>
          <table:table-cell office:value-type="float" office:value="57224845365" calcext:value-type="float">
            <text:p>57224845365</text:p>
          </table:table-cell>
          <table:table-cell office:value-type="string" calcext:value-type="string">
            <text:p>Cao, Yonghua</text:p>
          </table:table-cell>
          <table:table-cell office:value-type="float" office:value="57196415148" calcext:value-type="float">
            <text:p>57196415148</text:p>
          </table:table-cell>
          <table:table-cell office:value-type="string" calcext:value-type="string">
            <text:p>Cao, Yueqiang</text:p>
          </table:table-cell>
          <table:table-cell office:value-type="float" office:value="23011057700" calcext:value-type="float">
            <text:p>23011057700</text:p>
          </table:table-cell>
          <table:table-cell office:value-type="string" calcext:value-type="string">
            <text:p>Cao, Yong</text:p>
          </table:table-cell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LI L</text:p>
          </table:table-cell>
          <table:table-cell office:value-type="string" calcext:value-type="string">
            <text:p>affiliations different</text:p>
          </table:table-cell>
          <table:table-cell/>
          <table:table-cell office:value-type="float" office:value="56121280900" calcext:value-type="float">
            <text:p>56121280900</text:p>
          </table:table-cell>
          <table:table-cell office:value-type="string" calcext:value-type="string">
            <text:p>Li, Lin</text:p>
          </table:table-cell>
          <table:table-cell office:value-type="float" office:value="56180077100" calcext:value-type="float">
            <text:p>56180077100</text:p>
          </table:table-cell>
          <table:table-cell office:value-type="string" calcext:value-type="string">
            <text:p>Li, Li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WANG C</text:p>
          </table:table-cell>
          <table:table-cell office:value-type="string" calcext:value-type="string">
            <text:p>affiliations different</text:p>
          </table:table-cell>
          <table:table-cell/>
          <table:table-cell office:value-type="float" office:value="55791617800" calcext:value-type="float">
            <text:p>55791617800</text:p>
          </table:table-cell>
          <table:table-cell office:value-type="string" calcext:value-type="string">
            <text:p>Wang, Cheng</text:p>
          </table:table-cell>
          <table:table-cell office:value-type="float" office:value="56441941800" calcext:value-type="float">
            <text:p>56441941800</text:p>
          </table:table-cell>
          <table:table-cell office:value-type="string" calcext:value-type="string">
            <text:p>Wang, Cancan</text:p>
          </table:table-cell>
          <table:table-cell office:value-type="float" office:value="57192595429" calcext:value-type="float">
            <text:p>57192595429</text:p>
          </table:table-cell>
          <table:table-cell office:value-type="string" calcext:value-type="string">
            <text:p>Wang, Chao</text:p>
          </table:table-cell>
          <table:table-cell office:value-type="float" office:value="35254467500" calcext:value-type="float">
            <text:p>35254467500</text:p>
          </table:table-cell>
          <table:table-cell office:value-type="string" calcext:value-type="string">
            <text:p>Wang, Chenguang</text:p>
          </table:table-cell>
          <table:table-cell office:value-type="float" office:value="57195631580" calcext:value-type="float">
            <text:p>57195631580</text:p>
          </table:table-cell>
          <table:table-cell office:value-type="string" calcext:value-type="string">
            <text:p>Wang, Cha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ANG M</text:p>
          </table:table-cell>
          <table:table-cell office:value-type="string" calcext:value-type="string">
            <text:p>affiliations different</text:p>
          </table:table-cell>
          <table:table-cell/>
          <table:table-cell office:value-type="float" office:value="56203680900" calcext:value-type="float">
            <text:p>56203680900</text:p>
          </table:table-cell>
          <table:table-cell office:value-type="string" calcext:value-type="string">
            <text:p>Wang, Meng</text:p>
          </table:table-cell>
          <table:table-cell office:value-type="float" office:value="57188769416" calcext:value-type="float">
            <text:p>57188769416</text:p>
          </table:table-cell>
          <table:table-cell office:value-type="string" calcext:value-type="string">
            <text:p>Wang, Mengpan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ZHOU J</text:p>
          </table:table-cell>
          <table:table-cell office:value-type="string" calcext:value-type="string">
            <text:p>differentiate</text:p>
          </table:table-cell>
          <table:table-cell/>
          <table:table-cell office:value-type="float" office:value="35323517600" calcext:value-type="float">
            <text:p>35323517600</text:p>
          </table:table-cell>
          <table:table-cell office:value-type="string" calcext:value-type="string">
            <text:p>Zhou, Jinghong</text:p>
          </table:table-cell>
          <table:table-cell office:value-type="float" office:value="8528050800" calcext:value-type="float">
            <text:p>8528050800</text:p>
          </table:table-cell>
          <table:table-cell office:value-type="string" calcext:value-type="string">
            <text:p>Zhou, Jiancheng</text:p>
          </table:table-cell>
          <table:table-cell office:value-type="float" office:value="57191733005" calcext:value-type="float">
            <text:p>57191733005</text:p>
          </table:table-cell>
          <table:table-cell office:value-type="string" calcext:value-type="string">
            <text:p>Zhou, Jie</text:p>
          </table:table-cell>
          <table:table-cell office:value-type="float" office:value="7405545774" calcext:value-type="float">
            <text:p>7405545774</text:p>
          </table:table-cell>
          <table:table-cell office:value-type="string" calcext:value-type="string">
            <text:p>Zhou, Jinxi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 X</text:p>
          </table:table-cell>
          <table:table-cell office:value-type="string" calcext:value-type="string">
            <text:p>affiliations different</text:p>
          </table:table-cell>
          <table:table-cell/>
          <table:table-cell office:value-type="float" office:value="57214904061" calcext:value-type="float">
            <text:p>57214904061</text:p>
          </table:table-cell>
          <table:table-cell office:value-type="string" calcext:value-type="string">
            <text:p>Li, Xiaoru</text:p>
          </table:table-cell>
          <table:table-cell office:value-type="float" office:value="54403400400" calcext:value-type="float">
            <text:p>54403400400</text:p>
          </table:table-cell>
          <table:table-cell office:value-type="string" calcext:value-type="string">
            <text:p>Li, Xi</text:p>
          </table:table-cell>
          <table:table-cell office:value-type="float" office:value="57204659303" calcext:value-type="float">
            <text:p>57204659303</text:p>
          </table:table-cell>
          <table:table-cell office:value-type="string" calcext:value-type="string">
            <text:p>Li, Xue</text:p>
          </table:table-cell>
          <table:table-cell office:value-type="float" office:value="55873109400" calcext:value-type="float">
            <text:p>55873109400</text:p>
          </table:table-cell>
          <table:table-cell office:value-type="string" calcext:value-type="string">
            <text:p>Li, Xianjun</text:p>
          </table:table-cell>
          <table:table-cell office:value-type="float" office:value="57221971409" calcext:value-type="float">
            <text:p>57221971409</text:p>
          </table:table-cell>
          <table:table-cell office:value-type="string" calcext:value-type="string">
            <text:p>Li, Xiyu</text:p>
          </table:table-cell>
          <table:table-cell office:value-type="float" office:value="56985931300" calcext:value-type="float">
            <text:p>56985931300</text:p>
          </table:table-cell>
          <table:table-cell table:style-name="ce1" office:value-type="string" calcext:value-type="string">
            <text:p>Li, Xin</text:p>
          </table:table-cell>
          <table:table-cell office:value-type="float" office:value="56483057800" calcext:value-type="float">
            <text:p>56483057800</text:p>
          </table:table-cell>
          <table:table-cell table:style-name="ce1" office:value-type="string" calcext:value-type="string">
            <text:p>Li, Xun</text:p>
          </table:table-cell>
          <table:table-cell office:value-type="float" office:value="55961761900" calcext:value-type="float">
            <text:p>55961761900</text:p>
          </table:table-cell>
          <table:table-cell table:style-name="ce1" office:value-type="string" calcext:value-type="string">
            <text:p>Li, Xiang</text:p>
          </table:table-cell>
          <table:table-cell office:value-type="float" office:value="57188721499" calcext:value-type="float">
            <text:p>57188721499</text:p>
          </table:table-cell>
          <table:table-cell table:style-name="ce1" office:value-type="string" calcext:value-type="string">
            <text:p>Li, Xuew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IONG W</text:p>
          </table:table-cell>
          <table:table-cell office:value-type="string" calcext:value-type="string">
            <text:p>affiliations different</text:p>
          </table:table-cell>
          <table:table-cell/>
          <table:table-cell office:value-type="float" office:value="57214830507" calcext:value-type="float">
            <text:p>57214830507</text:p>
          </table:table-cell>
          <table:table-cell office:value-type="string" calcext:value-type="string">
            <text:p>Xiong, Wei</text:p>
          </table:table-cell>
          <table:table-cell office:value-type="float" office:value="57217122673" calcext:value-type="float">
            <text:p>57217122673</text:p>
          </table:table-cell>
          <table:table-cell office:value-type="string" calcext:value-type="string">
            <text:p>Xiong, Wei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LIU Z</text:p>
          </table:table-cell>
          <table:table-cell office:value-type="string" calcext:value-type="string">
            <text:p>differentiate</text:p>
          </table:table-cell>
          <table:table-cell/>
          <table:table-cell office:value-type="float" office:value="57199259295" calcext:value-type="float">
            <text:p>57199259295</text:p>
          </table:table-cell>
          <table:table-cell office:value-type="string" calcext:value-type="string">
            <text:p>Liu, Zhirui</text:p>
          </table:table-cell>
          <table:table-cell office:value-type="float" office:value="57441056100" calcext:value-type="float">
            <text:p>57441056100</text:p>
          </table:table-cell>
          <table:table-cell office:value-type="string" calcext:value-type="string">
            <text:p>Liu, Ziyuan</text:p>
          </table:table-cell>
          <table:table-cell office:value-type="float" office:value="57192934183" calcext:value-type="float">
            <text:p>57192934183</text:p>
          </table:table-cell>
          <table:table-cell office:value-type="string" calcext:value-type="string">
            <text:p>Liu, Zhimin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YU W</text:p>
          </table:table-cell>
          <table:table-cell office:value-type="string" calcext:value-type="string">
            <text:p>affiliations different</text:p>
          </table:table-cell>
          <table:table-cell/>
          <table:table-cell office:value-type="float" office:value="55473179900" calcext:value-type="float">
            <text:p>55473179900</text:p>
          </table:table-cell>
          <table:table-cell table:style-name="ce3" office:value-type="string" calcext:value-type="string">
            <text:p>Yu, Weiqiang</text:p>
          </table:table-cell>
          <table:table-cell office:value-type="float" office:value="57681513900" calcext:value-type="float">
            <text:p>57681513900</text:p>
          </table:table-cell>
          <table:table-cell table:style-name="ce3" office:value-type="string" calcext:value-type="string">
            <text:p>Yu, Wei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ZHU M</text:p>
          </table:table-cell>
          <table:table-cell office:value-type="string" calcext:value-type="string">
            <text:p>differentiate</text:p>
          </table:table-cell>
          <table:table-cell/>
          <table:table-cell office:value-type="float" office:value="57188697514" calcext:value-type="float">
            <text:p>57188697514</text:p>
          </table:table-cell>
          <table:table-cell office:value-type="string" calcext:value-type="string">
            <text:p>Zhu, Mingming</text:p>
          </table:table-cell>
          <table:table-cell office:value-type="float" office:value="57200920240" calcext:value-type="float">
            <text:p>57200920240</text:p>
          </table:table-cell>
          <table:table-cell office:value-type="string" calcext:value-type="string">
            <text:p>Zhu, 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ING X</text:p>
          </table:table-cell>
          <table:table-cell office:value-type="string" calcext:value-type="string">
            <text:p>differentiate</text:p>
          </table:table-cell>
          <table:table-cell/>
          <table:table-cell office:value-type="float" office:value="57201076034" calcext:value-type="float">
            <text:p>57201076034</text:p>
          </table:table-cell>
          <table:table-cell office:value-type="string" calcext:value-type="string">
            <text:p>Ning, Xiang</text:p>
          </table:table-cell>
          <table:table-cell office:value-type="float" office:value="55235162600" calcext:value-type="float">
            <text:p>55235162600</text:p>
          </table:table-cell>
          <table:table-cell office:value-type="string" calcext:value-type="string">
            <text:p>Ning, Xuanh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I K</text:p>
          </table:table-cell>
          <table:table-cell office:value-type="string" calcext:value-type="string">
            <text:p>differentiate</text:p>
          </table:table-cell>
          <table:table-cell/>
          <table:table-cell office:value-type="float" office:value="55733144100" calcext:value-type="float">
            <text:p>55733144100</text:p>
          </table:table-cell>
          <table:table-cell office:value-type="string" calcext:value-type="string">
            <text:p>Li, Kun</text:p>
          </table:table-cell>
          <table:table-cell office:value-type="float" office:value="55488054200" calcext:value-type="float">
            <text:p>55488054200</text:p>
          </table:table-cell>
          <table:table-cell office:value-type="string" calcext:value-type="string">
            <text:p>Li, Kewe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UMAR A</text:p>
          </table:table-cell>
          <table:table-cell office:value-type="string" calcext:value-type="string">
            <text:p>differentiate</text:p>
          </table:table-cell>
          <table:table-cell/>
          <table:table-cell office:value-type="float" office:value="55628573288" calcext:value-type="float">
            <text:p>55628573288</text:p>
          </table:table-cell>
          <table:table-cell office:value-type="string" calcext:value-type="string">
            <text:p>Kumar, Ashish</text:p>
          </table:table-cell>
          <table:table-cell office:value-type="float" office:value="57198891016" calcext:value-type="float">
            <text:p>57198891016</text:p>
          </table:table-cell>
          <table:table-cell office:value-type="string" calcext:value-type="string">
            <text:p>Kumar, Anil Nares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ANG M</text:p>
          </table:table-cell>
          <table:table-cell office:value-type="string" calcext:value-type="string">
            <text:p>not sure</text:p>
          </table:table-cell>
          <table:table-cell/>
          <table:table-cell office:value-type="float" office:value="57210425408" calcext:value-type="float">
            <text:p>57210425408</text:p>
          </table:table-cell>
          <table:table-cell office:value-type="string" calcext:value-type="string">
            <text:p>Yang, Man</text:p>
          </table:table-cell>
          <table:table-cell office:value-type="float" office:value="57221081935" calcext:value-type="float">
            <text:p>57221081935</text:p>
          </table:table-cell>
          <table:table-cell office:value-type="string" calcext:value-type="string">
            <text:p>Yang, Man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CHEN X</text:p>
          </table:table-cell>
          <table:table-cell office:value-type="string" calcext:value-type="string">
            <text:p>differentiate</text:p>
          </table:table-cell>
          <table:table-cell/>
          <table:table-cell office:value-type="float" office:value="57211101169" calcext:value-type="float">
            <text:p>57211101169</text:p>
          </table:table-cell>
          <table:table-cell office:value-type="string" calcext:value-type="string">
            <text:p>Chen, Xiufang</text:p>
          </table:table-cell>
          <table:table-cell office:value-type="float" office:value="55146513400" calcext:value-type="float">
            <text:p>55146513400</text:p>
          </table:table-cell>
          <table:table-cell office:value-type="string" calcext:value-type="string">
            <text:p>Chen, Xiaob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U Y</text:p>
          </table:table-cell>
          <table:table-cell office:value-type="string" calcext:value-type="string">
            <text:p>differentiate</text:p>
          </table:table-cell>
          <table:table-cell/>
          <table:table-cell office:value-type="float" office:value="55197847400" calcext:value-type="float">
            <text:p>55197847400</text:p>
          </table:table-cell>
          <table:table-cell office:value-type="string" calcext:value-type="string">
            <text:p>Du, Yan</text:p>
          </table:table-cell>
          <table:table-cell office:value-type="float" office:value="57216523139" calcext:value-type="float">
            <text:p>57216523139</text:p>
          </table:table-cell>
          <table:table-cell office:value-type="string" calcext:value-type="string">
            <text:p>Du, Yiya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ZHANG Q</text:p>
          </table:table-cell>
          <table:table-cell office:value-type="string" calcext:value-type="string">
            <text:p>affiliations different</text:p>
          </table:table-cell>
          <table:table-cell/>
          <table:table-cell office:value-type="float" office:value="56540130900" calcext:value-type="float">
            <text:p>56540130900</text:p>
          </table:table-cell>
          <table:table-cell office:value-type="string" calcext:value-type="string">
            <text:p>Zhang, Qi</text:p>
          </table:table-cell>
          <table:table-cell office:value-type="float" office:value="56108731200" calcext:value-type="float">
            <text:p>56108731200</text:p>
          </table:table-cell>
          <table:table-cell office:value-type="string" calcext:value-type="string">
            <text:p>Zhang, Qi</text:p>
          </table:table-cell>
          <table:table-cell office:value-type="float" office:value="42862675000" calcext:value-type="float">
            <text:p>42862675000</text:p>
          </table:table-cell>
          <table:table-cell office:value-type="string" calcext:value-type="string">
            <text:p>Zhang, Qinqin</text:p>
          </table:table-cell>
          <table:table-cell office:value-type="float" office:value="57218279002" calcext:value-type="float">
            <text:p>57218279002</text:p>
          </table:table-cell>
          <table:table-cell office:value-type="string" calcext:value-type="string">
            <text:p>Zhang, Quanxing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YU X</text:p>
          </table:table-cell>
          <table:table-cell office:value-type="string" calcext:value-type="string">
            <text:p>affiliations different</text:p>
          </table:table-cell>
          <table:table-cell/>
          <table:table-cell office:value-type="float" office:value="37064075000" calcext:value-type="float">
            <text:p>37064075000</text:p>
          </table:table-cell>
          <table:table-cell office:value-type="string" calcext:value-type="string">
            <text:p>Yu, Xiaopeng</text:p>
          </table:table-cell>
          <table:table-cell office:value-type="float" office:value="57216362675" calcext:value-type="float">
            <text:p>57216362675</text:p>
          </table:table-cell>
          <table:table-cell office:value-type="string" calcext:value-type="string">
            <text:p>Yu, Xiao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WANG H</text:p>
          </table:table-cell>
          <table:table-cell office:value-type="string" calcext:value-type="string">
            <text:p>differentiate</text:p>
          </table:table-cell>
          <table:table-cell/>
          <table:table-cell office:value-type="float" office:value="56843663800" calcext:value-type="float">
            <text:p>56843663800</text:p>
          </table:table-cell>
          <table:table-cell office:value-type="string" calcext:value-type="string">
            <text:p>Wang, Hao</text:p>
          </table:table-cell>
          <table:table-cell office:value-type="float" office:value="56506199000" calcext:value-type="float">
            <text:p>56506199000</text:p>
          </table:table-cell>
          <table:table-cell office:value-type="string" calcext:value-type="string">
            <text:p>Wang, Hengwei</text:p>
          </table:table-cell>
          <table:table-cell office:value-type="float" office:value="8443997400" calcext:value-type="float">
            <text:p>8443997400</text:p>
          </table:table-cell>
          <table:table-cell office:value-type="string" calcext:value-type="string">
            <text:p>Wang, Hua</text:p>
          </table:table-cell>
          <table:table-cell office:value-type="float" office:value="55885531900" calcext:value-type="float">
            <text:p>55885531900</text:p>
          </table:table-cell>
          <table:table-cell office:value-type="string" calcext:value-type="string">
            <text:p>Wang, Haifeng</text:p>
          </table:table-cell>
          <table:table-cell office:value-type="float" office:value="53882069200" calcext:value-type="float">
            <text:p>53882069200</text:p>
          </table:table-cell>
          <table:table-cell office:value-type="string" calcext:value-type="string">
            <text:p>Wang, Hui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AN W</text:p>
          </table:table-cell>
          <table:table-cell office:value-type="string" calcext:value-type="string">
            <text:p>affiliations different</text:p>
          </table:table-cell>
          <table:table-cell/>
          <table:table-cell office:value-type="float" office:value="55569451900" calcext:value-type="float">
            <text:p>55569451900</text:p>
          </table:table-cell>
          <table:table-cell office:value-type="string" calcext:value-type="string">
            <text:p>Yan, Wenjuan</text:p>
          </table:table-cell>
          <table:table-cell office:value-type="float" office:value="57188838404" calcext:value-type="float">
            <text:p>57188838404</text:p>
          </table:table-cell>
          <table:table-cell office:value-type="string" calcext:value-type="string">
            <text:p>Yan, Wenjun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ZHU Y</text:p>
          </table:table-cell>
          <table:table-cell office:value-type="string" calcext:value-type="string">
            <text:p>same affiliation</text:p>
          </table:table-cell>
          <table:table-cell/>
          <table:table-cell office:value-type="float" office:value="55861332400" calcext:value-type="float">
            <text:p>55861332400</text:p>
          </table:table-cell>
          <table:table-cell table:style-name="ce2" office:value-type="string" calcext:value-type="string">
            <text:p>Zhu, Yulei</text:p>
          </table:table-cell>
          <table:table-cell office:value-type="float" office:value="57212261860" calcext:value-type="float">
            <text:p>57212261860</text:p>
          </table:table-cell>
          <table:table-cell office:value-type="string" calcext:value-type="string">
            <text:p>Zhu, Yifeng</text:p>
          </table:table-cell>
          <table:table-cell office:value-type="float" office:value="14057134400" calcext:value-type="float">
            <text:p>14057134400</text:p>
          </table:table-cell>
          <table:table-cell table:style-name="ce2" office:value-type="string" calcext:value-type="string">
            <text:p>Zhu, Yulei</text:p>
          </table:table-cell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XU B</text:p>
          </table:table-cell>
          <table:table-cell office:value-type="string" calcext:value-type="string">
            <text:p>differentiate</text:p>
          </table:table-cell>
          <table:table-cell/>
          <table:table-cell office:value-type="float" office:value="8930544500" calcext:value-type="float">
            <text:p>8930544500</text:p>
          </table:table-cell>
          <table:table-cell office:value-type="string" calcext:value-type="string">
            <text:p>Xu, Bolian</text:p>
          </table:table-cell>
          <table:table-cell office:value-type="float" office:value="56666343200" calcext:value-type="float">
            <text:p>56666343200</text:p>
          </table:table-cell>
          <table:table-cell office:value-type="string" calcext:value-type="string">
            <text:p>Xu, B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U S</text:p>
          </table:table-cell>
          <table:table-cell office:value-type="string" calcext:value-type="string">
            <text:p>differentiate</text:p>
          </table:table-cell>
          <table:table-cell/>
          <table:table-cell office:value-type="float" office:value="57202716179" calcext:value-type="float">
            <text:p>57202716179</text:p>
          </table:table-cell>
          <table:table-cell office:value-type="string" calcext:value-type="string">
            <text:p>Xu, Sihao</text:p>
          </table:table-cell>
          <table:table-cell office:value-type="float" office:value="25523077900" calcext:value-type="float">
            <text:p>25523077900</text:p>
          </table:table-cell>
          <table:table-cell office:value-type="string" calcext:value-type="string">
            <text:p>Xu, Shuta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I S</text:p>
          </table:table-cell>
          <table:table-cell office:value-type="string" calcext:value-type="string">
            <text:p>differentiate</text:p>
          </table:table-cell>
          <table:table-cell/>
          <table:table-cell office:value-type="float" office:value="55893317900" calcext:value-type="float">
            <text:p>55893317900</text:p>
          </table:table-cell>
          <table:table-cell office:value-type="string" calcext:value-type="string">
            <text:p>Li, Shushuang</text:p>
          </table:table-cell>
          <table:table-cell office:value-type="float" office:value="7409242350" calcext:value-type="float">
            <text:p>7409242350</text:p>
          </table:table-cell>
          <table:table-cell office:value-type="string" calcext:value-type="string">
            <text:p>Li, Shenggan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ANG C</text:p>
          </table:table-cell>
          <table:table-cell office:value-type="string" calcext:value-type="string">
            <text:p>differentiate</text:p>
          </table:table-cell>
          <table:table-cell/>
          <table:table-cell office:value-type="float" office:value="57191343622" calcext:value-type="float">
            <text:p>57191343622</text:p>
          </table:table-cell>
          <table:table-cell office:value-type="string" calcext:value-type="string">
            <text:p>Yang, Chaojun</text:p>
          </table:table-cell>
          <table:table-cell office:value-type="float" office:value="55508675200" calcext:value-type="float">
            <text:p>55508675200</text:p>
          </table:table-cell>
          <table:table-cell office:value-type="string" calcext:value-type="string">
            <text:p>Yang, Chaoh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ENG S</text:p>
          </table:table-cell>
          <table:table-cell office:value-type="string" calcext:value-type="string">
            <text:p>differentiate</text:p>
          </table:table-cell>
          <table:table-cell/>
          <table:table-cell office:value-type="float" office:value="57195520544" calcext:value-type="float">
            <text:p>57195520544</text:p>
          </table:table-cell>
          <table:table-cell office:value-type="string" calcext:value-type="string">
            <text:p>Feng, Shixiang</text:p>
          </table:table-cell>
          <table:table-cell office:value-type="float" office:value="57195627132" calcext:value-type="float">
            <text:p>57195627132</text:p>
          </table:table-cell>
          <table:table-cell office:value-type="string" calcext:value-type="string">
            <text:p>Feng, Shanghu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RMAWATI R</text:p>
          </table:table-cell>
          <table:table-cell office:value-type="string" calcext:value-type="string">
            <text:p>same affiliation</text:p>
          </table:table-cell>
          <table:table-cell/>
          <table:table-cell office:value-type="float" office:value="8681468100" calcext:value-type="float">
            <text:p>8681468100</text:p>
          </table:table-cell>
          <table:table-cell table:style-name="ce2" office:value-type="string" calcext:value-type="string">
            <text:p>Ramli, Irmawati</text:p>
          </table:table-cell>
          <table:table-cell office:value-type="float" office:value="57329240000" calcext:value-type="float">
            <text:p>57329240000</text:p>
          </table:table-cell>
          <table:table-cell table:style-name="ce2" office:value-type="string" calcext:value-type="string">
            <text:p>Irmawati, Ramli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QIAO M</text:p>
          </table:table-cell>
          <table:table-cell office:value-type="string" calcext:value-type="string">
            <text:p>same affiliation</text:p>
          </table:table-cell>
          <table:table-cell/>
          <table:table-cell office:value-type="float" office:value="56011728300" calcext:value-type="float">
            <text:p>56011728300</text:p>
          </table:table-cell>
          <table:table-cell table:style-name="ce2" office:value-type="string" calcext:value-type="string">
            <text:p>Qiao, Minghua</text:p>
          </table:table-cell>
          <table:table-cell office:value-type="float" office:value="7006316375" calcext:value-type="float">
            <text:p>7006316375</text:p>
          </table:table-cell>
          <table:table-cell table:style-name="ce2" office:value-type="string" calcext:value-type="string">
            <text:p>Qiao, Minghua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ZHOU X</text:p>
          </table:table-cell>
          <table:table-cell office:value-type="string" calcext:value-type="string">
            <text:p>differentiate</text:p>
          </table:table-cell>
          <table:table-cell/>
          <table:table-cell office:value-type="float" office:value="7410092325" calcext:value-type="float">
            <text:p>7410092325</text:p>
          </table:table-cell>
          <table:table-cell office:value-type="string" calcext:value-type="string">
            <text:p>Zhou, Xinggui</text:p>
          </table:table-cell>
          <table:table-cell office:value-type="float" office:value="45261698000" calcext:value-type="float">
            <text:p>45261698000</text:p>
          </table:table-cell>
          <table:table-cell office:value-type="string" calcext:value-type="string">
            <text:p>Zhou, Xuefe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HEN J</text:p>
          </table:table-cell>
          <table:table-cell office:value-type="string" calcext:value-type="string">
            <text:p>differentiate</text:p>
          </table:table-cell>
          <table:table-cell/>
          <table:table-cell office:value-type="float" office:value="55717595600" calcext:value-type="float">
            <text:p>55717595600</text:p>
          </table:table-cell>
          <table:table-cell office:value-type="string" calcext:value-type="string">
            <text:p>Chen, Jing</text:p>
          </table:table-cell>
          <table:table-cell office:value-type="float" office:value="57194513863" calcext:value-type="float">
            <text:p>57194513863</text:p>
          </table:table-cell>
          <table:table-cell office:value-type="string" calcext:value-type="string">
            <text:p>Chen, Jixiang</text:p>
          </table:table-cell>
          <table:table-cell office:value-type="float" office:value="12796614700" calcext:value-type="float">
            <text:p>12796614700</text:p>
          </table:table-cell>
          <table:table-cell office:value-type="string" calcext:value-type="string">
            <text:p>Chen, Junl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 Y</text:p>
          </table:table-cell>
          <table:table-cell office:value-type="string" calcext:value-type="string">
            <text:p>affiliations different</text:p>
          </table:table-cell>
          <table:table-cell/>
          <table:table-cell office:value-type="float" office:value="36016973400" calcext:value-type="float">
            <text:p>36016973400</text:p>
          </table:table-cell>
          <table:table-cell office:value-type="string" calcext:value-type="string">
            <text:p>Li, Yuming</text:p>
          </table:table-cell>
          <table:table-cell office:value-type="float" office:value="36065324500" calcext:value-type="float">
            <text:p>36065324500</text:p>
          </table:table-cell>
          <table:table-cell office:value-type="string" calcext:value-type="string">
            <text:p>Li, Yongwang</text:p>
          </table:table-cell>
          <table:table-cell office:value-type="float" office:value="36012488100" calcext:value-type="float">
            <text:p>36012488100</text:p>
          </table:table-cell>
          <table:table-cell office:value-type="string" calcext:value-type="string">
            <text:p>Li, Yong</text:p>
          </table:table-cell>
          <table:table-cell office:value-type="float" office:value="57221625903" calcext:value-type="float">
            <text:p>57221625903</text:p>
          </table:table-cell>
          <table:table-cell office:value-type="string" calcext:value-type="string">
            <text:p>Li, Yang</text:p>
          </table:table-cell>
          <table:table-cell office:value-type="float" office:value="56543195100" calcext:value-type="float">
            <text:p>56543195100</text:p>
          </table:table-cell>
          <table:table-cell office:value-type="string" calcext:value-type="string">
            <text:p>Li, Yan</text:p>
          </table:table-cell>
          <table:table-cell office:value-type="float" office:value="56785362300" calcext:value-type="float">
            <text:p>56785362300</text:p>
          </table:table-cell>
          <table:table-cell table:style-name="ce1" office:value-type="string" calcext:value-type="string">
            <text:p>Li, Ying</text:p>
          </table:table-cell>
          <table:table-cell office:value-type="float" office:value="57199261609" calcext:value-type="float">
            <text:p>57199261609</text:p>
          </table:table-cell>
          <table:table-cell table:style-name="ce1" office:value-type="string" calcext:value-type="string">
            <text:p>Li, Yang</text:p>
          </table:table-cell>
          <table:table-cell office:value-type="float" office:value="56467815800" calcext:value-type="float">
            <text:p>56467815800</text:p>
          </table:table-cell>
          <table:table-cell table:style-name="ce1" office:value-type="string" calcext:value-type="string">
            <text:p>Li, Yongfe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AN H</text:p>
          </table:table-cell>
          <table:table-cell office:value-type="string" calcext:value-type="string">
            <text:p>differentiate</text:p>
          </table:table-cell>
          <table:table-cell/>
          <table:table-cell office:value-type="float" office:value="57209188562" calcext:value-type="float">
            <text:p>57209188562</text:p>
          </table:table-cell>
          <table:table-cell office:value-type="string" calcext:value-type="string">
            <text:p>Yan, Hao</text:p>
          </table:table-cell>
          <table:table-cell office:value-type="float" office:value="57109631500" calcext:value-type="float">
            <text:p>57109631500</text:p>
          </table:table-cell>
          <table:table-cell office:value-type="string" calcext:value-type="string">
            <text:p>Yan, Huiya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ZHU W</text:p>
          </table:table-cell>
          <table:table-cell office:value-type="string" calcext:value-type="string">
            <text:p>differentiate</text:p>
          </table:table-cell>
          <table:table-cell/>
          <table:table-cell office:value-type="float" office:value="57189577688" calcext:value-type="float">
            <text:p>57189577688</text:p>
          </table:table-cell>
          <table:table-cell office:value-type="string" calcext:value-type="string">
            <text:p>Zhu, Wei</text:p>
          </table:table-cell>
          <table:table-cell office:value-type="float" office:value="7404233019" calcext:value-type="float">
            <text:p>7404233019</text:p>
          </table:table-cell>
          <table:table-cell office:value-type="string" calcext:value-type="string">
            <text:p>Zhu, Wanchu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ONG W</text:p>
          </table:table-cell>
          <table:table-cell office:value-type="string" calcext:value-type="string">
            <text:p>differentiate</text:p>
          </table:table-cell>
          <table:table-cell/>
          <table:table-cell office:value-type="float" office:value="26324841500" calcext:value-type="float">
            <text:p>26324841500</text:p>
          </table:table-cell>
          <table:table-cell office:value-type="string" calcext:value-type="string">
            <text:p>Dong, Wenda</text:p>
          </table:table-cell>
          <table:table-cell office:value-type="float" office:value="56999642800" calcext:value-type="float">
            <text:p>56999642800</text:p>
          </table:table-cell>
          <table:table-cell office:value-type="string" calcext:value-type="string">
            <text:p>Dong, Wenji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UO H</text:p>
          </table:table-cell>
          <table:table-cell office:value-type="string" calcext:value-type="string">
            <text:p>differentiate</text:p>
          </table:table-cell>
          <table:table-cell/>
          <table:table-cell office:value-type="float" office:value="7401480309" calcext:value-type="float">
            <text:p>7401480309</text:p>
          </table:table-cell>
          <table:table-cell office:value-type="string" calcext:value-type="string">
            <text:p>Luo, He'an</text:p>
          </table:table-cell>
          <table:table-cell office:value-type="float" office:value="55454073900" calcext:value-type="float">
            <text:p>55454073900</text:p>
          </table:table-cell>
          <table:table-cell office:value-type="string" calcext:value-type="string">
            <text:p>Luo, H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I C</text:p>
          </table:table-cell>
          <table:table-cell office:value-type="string" calcext:value-type="string">
            <text:p>affiliations different</text:p>
          </table:table-cell>
          <table:table-cell/>
          <table:table-cell office:value-type="float" office:value="55330132100" calcext:value-type="float">
            <text:p>55330132100</text:p>
          </table:table-cell>
          <table:table-cell office:value-type="string" calcext:value-type="string">
            <text:p>Li, Chengcheng</text:p>
          </table:table-cell>
          <table:table-cell office:value-type="float" office:value="36054616100" calcext:value-type="float">
            <text:p>36054616100</text:p>
          </table:table-cell>
          <table:table-cell office:value-type="string" calcext:value-type="string">
            <text:p>Li, Chuang</text:p>
          </table:table-cell>
          <table:table-cell office:value-type="float" office:value="7501676394" calcext:value-type="float">
            <text:p>7501676394</text:p>
          </table:table-cell>
          <table:table-cell office:value-type="string" calcext:value-type="string">
            <text:p>Li, Chunju</text:p>
          </table:table-cell>
          <table:table-cell office:value-type="float" office:value="56150274600" calcext:value-type="float">
            <text:p>56150274600</text:p>
          </table:table-cell>
          <table:table-cell office:value-type="string" calcext:value-type="string">
            <text:p>Li, Cong</text:p>
          </table:table-cell>
          <table:table-cell office:value-type="float" office:value="57220062048" calcext:value-type="float">
            <text:p>57220062048</text:p>
          </table:table-cell>
          <table:table-cell office:value-type="string" calcext:value-type="string">
            <text:p>Li, Congco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OU B</text:p>
          </table:table-cell>
          <table:table-cell office:value-type="string" calcext:value-type="string">
            <text:p>differentiate</text:p>
          </table:table-cell>
          <table:table-cell/>
          <table:table-cell office:value-type="float" office:value="55846487600" calcext:value-type="float">
            <text:p>55846487600</text:p>
          </table:table-cell>
          <table:table-cell office:value-type="string" calcext:value-type="string">
            <text:p>Hou, Baolin</text:p>
          </table:table-cell>
          <table:table-cell office:value-type="float" office:value="57201900171" calcext:value-type="float">
            <text:p>57201900171</text:p>
          </table:table-cell>
          <table:table-cell office:value-type="string" calcext:value-type="string">
            <text:p>Hou, B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IU Y</text:p>
          </table:table-cell>
          <table:table-cell office:value-type="string" calcext:value-type="string">
            <text:p>differentiate</text:p>
          </table:table-cell>
          <table:table-cell/>
          <table:table-cell office:value-type="float" office:value="57052439300" calcext:value-type="float">
            <text:p>57052439300</text:p>
          </table:table-cell>
          <table:table-cell office:value-type="string" calcext:value-type="string">
            <text:p>Liu, Yefei</text:p>
          </table:table-cell>
          <table:table-cell office:value-type="float" office:value="55578802900" calcext:value-type="float">
            <text:p>55578802900</text:p>
          </table:table-cell>
          <table:table-cell office:value-type="string" calcext:value-type="string">
            <text:p>Liu, Yuanqing</text:p>
          </table:table-cell>
          <table:table-cell office:value-type="float" office:value="54420556300" calcext:value-type="float">
            <text:p>54420556300</text:p>
          </table:table-cell>
          <table:table-cell office:value-type="string" calcext:value-type="string">
            <text:p>Liu, Yongmei</text:p>
          </table:table-cell>
          <table:table-cell office:value-type="float" office:value="57222662181" calcext:value-type="float">
            <text:p>57222662181</text:p>
          </table:table-cell>
          <table:table-cell office:value-type="string" calcext:value-type="string">
            <text:p>Liu, Yangyang</text:p>
          </table:table-cell>
          <table:table-cell office:value-type="float" office:value="36067639400" calcext:value-type="float">
            <text:p>36067639400</text:p>
          </table:table-cell>
          <table:table-cell office:value-type="string" calcext:value-type="string">
            <text:p>Liu, Yibi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HOU Y</text:p>
          </table:table-cell>
          <table:table-cell office:value-type="string" calcext:value-type="string">
            <text:p>differentiate</text:p>
          </table:table-cell>
          <table:table-cell/>
          <table:table-cell office:value-type="float" office:value="23395632000" calcext:value-type="float">
            <text:p>23395632000</text:p>
          </table:table-cell>
          <table:table-cell office:value-type="string" calcext:value-type="string">
            <text:p>Zhou, Yafen</text:p>
          </table:table-cell>
          <table:table-cell office:value-type="float" office:value="16418160500" calcext:value-type="float">
            <text:p>16418160500</text:p>
          </table:table-cell>
          <table:table-cell office:value-type="string" calcext:value-type="string">
            <text:p>Zhou, Yinxi</text:p>
          </table:table-cell>
          <table:table-cell table:number-columns-repeated="5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YAN X</text:p>
          </table:table-cell>
          <table:table-cell office:value-type="string" calcext:value-type="string">
            <text:p>differentiate</text:p>
          </table:table-cell>
          <table:table-cell/>
          <table:table-cell office:value-type="float" office:value="57197756264" calcext:value-type="float">
            <text:p>57197756264</text:p>
          </table:table-cell>
          <table:table-cell office:value-type="string" calcext:value-type="string">
            <text:p>Yan, Xiuyin</text:p>
          </table:table-cell>
          <table:table-cell office:value-type="float" office:value="57202776035" calcext:value-type="float">
            <text:p>57202776035</text:p>
          </table:table-cell>
          <table:table-cell office:value-type="string" calcext:value-type="string">
            <text:p>Yan, Xiaotian</text:p>
          </table:table-cell>
          <table:table-cell table:number-columns-repeated="5"/>
          <table:table-cell table:style-name="Default"/>
          <table:table-cell table:number-columns-repeated="12"/>
        </table:table-row>
      </table:table>
      <table:named-expressions/>
      <table:database-ranges>
        <table:database-range table:name="__Anonymous_Sheet_DB__0" table:target-range-address="authors_with_multiple_IDs.A2:authors_with_multiple_IDs.B117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2-09-14T17:49:22.146318347</dc:date>
    <dc:creator>Rafael Belo Duarte</dc:creator>
    <meta:editing-duration>PT2H33M4S</meta:editing-duration>
    <meta:editing-cycles>52</meta:editing-cycles>
    <meta:document-statistic meta:table-count="1" meta:cell-count="923" meta:object-count="0"/>
  </office:meta>
</office:document-meta>
</file>